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0.6pt"/>
    </style:style>
    <style:style style:name="co2" style:family="table-column">
      <style:table-column-properties fo:break-before="auto" style:column-width="38.81pt"/>
    </style:style>
    <style:style style:name="co3" style:family="table-column">
      <style:table-column-properties fo:break-before="auto" style:column-width="33.39pt"/>
    </style:style>
    <style:style style:name="co4" style:family="table-column">
      <style:table-column-properties fo:break-before="auto" style:column-width="26.59pt"/>
    </style:style>
    <style:style style:name="co5" style:family="table-column">
      <style:table-column-properties fo:break-before="auto" style:column-width="30.84pt"/>
    </style:style>
    <style:style style:name="co6" style:family="table-column">
      <style:table-column-properties fo:break-before="auto" style:column-width="44.19pt"/>
    </style:style>
    <style:style style:name="co7" style:family="table-column">
      <style:table-column-properties fo:break-before="auto" style:column-width="136.09pt"/>
    </style:style>
    <style:style style:name="co8" style:family="table-column">
      <style:table-column-properties fo:break-before="auto" style:column-width="134.56pt"/>
    </style:style>
    <style:style style:name="co9" style:family="table-column">
      <style:table-column-properties fo:break-before="auto" style:column-width="128.35pt"/>
    </style:style>
    <style:style style:name="co10" style:family="table-column">
      <style:table-column-properties fo:break-before="auto" style:column-width="656.39pt"/>
    </style:style>
    <style:style style:name="co11" style:family="table-column">
      <style:table-column-properties fo:break-before="auto" style:column-width="554.51pt"/>
    </style:style>
    <style:style style:name="co12" style:family="table-column">
      <style:table-column-properties fo:break-before="auto" style:column-width="112.96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5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style:font-name="Liberation Sans" style:font-name-asian="WenQuanYi Micro Hei" style:font-name-complex="Lohit Devanagari"/>
    </style:style>
    <style:style style:name="ce2" style:family="table-cell" style:parent-style-name="Default">
      <style:table-cell-properties fo:background-color="#ccff00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tats" table:style-name="ta1">
        <table:shapes>
          <draw:frame draw:z-index="0" draw:style-name="gr1" draw:text-style-name="P1" svg:width="481.58pt" svg:height="270.71pt" svg:x="478.8pt" svg:y="175.29pt">
            <loext:p draw:notify-on-update-of-ranges="stats.A2:stats.A2 stats.B2:stats.CX2 stats.A4:stats.A4 stats.B4:stats.CX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4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5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6" table:number-columns-repeated="11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number-columns-repeated="4" table:default-cell-style-name="Default"/>
        <table:table-column table:style-name="co2" table:default-cell-style-name="Default"/>
        <table:table-column table:style-name="co6" table:number-columns-repeated="4" table:default-cell-style-name="Default"/>
        <table:table-column table:style-name="co2" table:default-cell-style-name="Default"/>
        <table:table-column table:style-name="co6" table:number-columns-repeated="3" table:default-cell-style-name="Default"/>
        <table:table-column table:style-name="co2" table:default-cell-style-name="Default"/>
        <table:table-column table:style-name="co6" table:number-columns-repeated="4" table:default-cell-style-name="Default"/>
        <table:table-column table:style-name="co2" table:default-cell-style-name="Default"/>
        <table:table-column table:style-name="co6" table:number-columns-repeated="13" table:default-cell-style-name="Default"/>
        <table:table-column table:style-name="co2" table:number-columns-repeated="3" table:default-cell-style-name="Default"/>
        <table:table-column table:style-name="co6" table:number-columns-repeated="8" table:default-cell-style-name="Default"/>
        <table:table-column table:style-name="co3" table:default-cell-style-name="Default"/>
        <table:table-column table:style-name="co6" table:number-columns-repeated="9" table:default-cell-style-name="Default"/>
        <table:table-column table:style-name="co2" table:default-cell-style-name="Default"/>
        <table:table-column table:style-name="co6" table:number-columns-repeated="4" table:default-cell-style-name="Default"/>
        <table:table-column table:style-name="co2" table:number-columns-repeated="2" table:default-cell-style-name="Default"/>
        <table:table-column table:style-name="co6" table:number-columns-repeated="4" table:default-cell-style-name="Default"/>
        <table:table-column table:style-name="co2" table:default-cell-style-name="Default"/>
        <table:table-column table:style-name="co6" table:number-columns-repeated="14" table:default-cell-style-name="Default"/>
        <table:table-column table:style-name="co7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number-columns-repeated="21" table:default-cell-style-name="Default"/>
        <table:table-column table:style-name="co3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column table:style-name="co2" table:number-columns-repeated="41" table:default-cell-style-name="Default"/>
        <table:table-column table:style-name="co8" table:default-cell-style-name="Default"/>
        <table:table-column table:style-name="co2" table:number-columns-repeated="99" table:default-cell-style-name="Default"/>
        <table:table-column table:style-name="co9" table:default-cell-style-name="Default"/>
        <table:table-column table:style-name="co2" table:number-columns-repeated="99" table:default-cell-style-name="Default"/>
        <table:table-column table:style-name="co10" table:default-cell-style-name="Default"/>
        <table:table-column table:style-name="co11" table:number-columns-repeated="86" table:default-cell-style-name="Default"/>
        <table:table-column table:style-name="co12" table:default-cell-style-name="Default"/>
        <table:table-column table:style-name="co13" table:number-columns-repeated="435" table:default-cell-style-name="Default"/>
        <table:table-row table:style-name="ro1">
          <table:table-cell table:style-name="ce1" office:value-type="string" calcext:value-type="string">
            <text:p>epoch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01" calcext:value-type="float">
            <text:p>101</text:p>
          </table:table-cell>
          <table:table-cell table:style-name="ce3" table:number-columns-repeated="922"/>
        </table:table-row>
        <table:table-row table:style-name="ro1">
          <table:table-cell table:style-name="ce2" office:value-type="string" calcext:value-type="string">
            <text:p>train_loss</text:p>
          </table:table-cell>
          <table:table-cell table:style-name="ce2" office:value-type="float" office:value="0.3366" calcext:value-type="float">
            <text:p>0.3366</text:p>
          </table:table-cell>
          <table:table-cell table:style-name="ce2" office:value-type="float" office:value="0.3356" calcext:value-type="float">
            <text:p>0.3356</text:p>
          </table:table-cell>
          <table:table-cell table:style-name="ce2" office:value-type="float" office:value="0.3349" calcext:value-type="float">
            <text:p>0.3349</text:p>
          </table:table-cell>
          <table:table-cell table:style-name="ce2" office:value-type="float" office:value="0.3348" calcext:value-type="float">
            <text:p>0.3348</text:p>
          </table:table-cell>
          <table:table-cell table:style-name="ce2" office:value-type="float" office:value="0.3347" calcext:value-type="float">
            <text:p>0.3347</text:p>
          </table:table-cell>
          <table:table-cell table:style-name="ce2" office:value-type="float" office:value="0.3346" calcext:value-type="float">
            <text:p>0.3346</text:p>
          </table:table-cell>
          <table:table-cell table:number-columns-repeated="2" table:style-name="ce2" office:value-type="float" office:value="0.3345" calcext:value-type="float">
            <text:p>0.3345</text:p>
          </table:table-cell>
          <table:table-cell table:number-columns-repeated="3" table:style-name="ce2" office:value-type="float" office:value="0.3344" calcext:value-type="float">
            <text:p>0.3344</text:p>
          </table:table-cell>
          <table:table-cell table:number-columns-repeated="4" table:style-name="ce2" office:value-type="float" office:value="0.3343" calcext:value-type="float">
            <text:p>0.3343</text:p>
          </table:table-cell>
          <table:table-cell table:number-columns-repeated="7" table:style-name="ce2" office:value-type="float" office:value="0.3342" calcext:value-type="float">
            <text:p>0.3342</text:p>
          </table:table-cell>
          <table:table-cell table:number-columns-repeated="20" table:style-name="ce2" office:value-type="float" office:value="0.3341" calcext:value-type="float">
            <text:p>0.3341</text:p>
          </table:table-cell>
          <table:table-cell table:style-name="ce2" office:value-type="float" office:value="0.334" calcext:value-type="float">
            <text:p>0.334</text:p>
          </table:table-cell>
          <table:table-cell table:style-name="ce2" office:value-type="float" office:value="0.3341" calcext:value-type="float">
            <text:p>0.3341</text:p>
          </table:table-cell>
          <table:table-cell table:number-columns-repeated="57" table:style-name="ce2" office:value-type="float" office:value="0.334" calcext:value-type="float">
            <text:p>0.334</text:p>
          </table:table-cell>
          <table:table-cell table:style-name="ce2" table:number-columns-repeated="922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403.242" calcext:value-type="float">
            <text:p>403.242</text:p>
          </table:table-cell>
          <table:table-cell office:value-type="float" office:value="404.469" calcext:value-type="float">
            <text:p>404.469</text:p>
          </table:table-cell>
          <table:table-cell office:value-type="float" office:value="405.34" calcext:value-type="float">
            <text:p>405.34</text:p>
          </table:table-cell>
          <table:table-cell office:value-type="float" office:value="405.62" calcext:value-type="float">
            <text:p>405.62</text:p>
          </table:table-cell>
          <table:table-cell office:value-type="float" office:value="406.298" calcext:value-type="float">
            <text:p>406.298</text:p>
          </table:table-cell>
          <table:table-cell office:value-type="float" office:value="407.066" calcext:value-type="float">
            <text:p>407.066</text:p>
          </table:table-cell>
          <table:table-cell office:value-type="float" office:value="405.822" calcext:value-type="float">
            <text:p>405.822</text:p>
          </table:table-cell>
          <table:table-cell office:value-type="float" office:value="406.837" calcext:value-type="float">
            <text:p>406.837</text:p>
          </table:table-cell>
          <table:table-cell office:value-type="float" office:value="439.883" calcext:value-type="float">
            <text:p>439.883</text:p>
          </table:table-cell>
          <table:table-cell office:value-type="float" office:value="514.265" calcext:value-type="float">
            <text:p>514.265</text:p>
          </table:table-cell>
          <table:table-cell office:value-type="float" office:value="515.094" calcext:value-type="float">
            <text:p>515.094</text:p>
          </table:table-cell>
          <table:table-cell office:value-type="float" office:value="516.169" calcext:value-type="float">
            <text:p>516.169</text:p>
          </table:table-cell>
          <table:table-cell office:value-type="float" office:value="413.984" calcext:value-type="float">
            <text:p>413.984</text:p>
          </table:table-cell>
          <table:table-cell office:value-type="float" office:value="408.432" calcext:value-type="float">
            <text:p>408.432</text:p>
          </table:table-cell>
          <table:table-cell office:value-type="float" office:value="407.379" calcext:value-type="float">
            <text:p>407.379</text:p>
          </table:table-cell>
          <table:table-cell office:value-type="float" office:value="408.15" calcext:value-type="float">
            <text:p>408.15</text:p>
          </table:table-cell>
          <table:table-cell office:value-type="float" office:value="407.851" calcext:value-type="float">
            <text:p>407.851</text:p>
          </table:table-cell>
          <table:table-cell office:value-type="float" office:value="407.053" calcext:value-type="float">
            <text:p>407.053</text:p>
          </table:table-cell>
          <table:table-cell office:value-type="float" office:value="406.74" calcext:value-type="float">
            <text:p>406.74</text:p>
          </table:table-cell>
          <table:table-cell office:value-type="float" office:value="406.776" calcext:value-type="float">
            <text:p>406.776</text:p>
          </table:table-cell>
          <table:table-cell office:value-type="float" office:value="420.43" calcext:value-type="float">
            <text:p>420.43</text:p>
          </table:table-cell>
          <table:table-cell office:value-type="float" office:value="513.649" calcext:value-type="float">
            <text:p>513.649</text:p>
          </table:table-cell>
          <table:table-cell office:value-type="float" office:value="516.122" calcext:value-type="float">
            <text:p>516.122</text:p>
          </table:table-cell>
          <table:table-cell office:value-type="float" office:value="515.858" calcext:value-type="float">
            <text:p>515.858</text:p>
          </table:table-cell>
          <table:table-cell office:value-type="float" office:value="515.846" calcext:value-type="float">
            <text:p>515.846</text:p>
          </table:table-cell>
          <table:table-cell office:value-type="float" office:value="516.92" calcext:value-type="float">
            <text:p>516.92</text:p>
          </table:table-cell>
          <table:table-cell office:value-type="float" office:value="516.152" calcext:value-type="float">
            <text:p>516.152</text:p>
          </table:table-cell>
          <table:table-cell office:value-type="float" office:value="517.604" calcext:value-type="float">
            <text:p>517.604</text:p>
          </table:table-cell>
          <table:table-cell office:value-type="float" office:value="515.399" calcext:value-type="float">
            <text:p>515.399</text:p>
          </table:table-cell>
          <table:table-cell office:value-type="float" office:value="513.865" calcext:value-type="float">
            <text:p>513.865</text:p>
          </table:table-cell>
          <table:table-cell office:value-type="float" office:value="509.76" calcext:value-type="float">
            <text:p>509.76</text:p>
          </table:table-cell>
          <table:table-cell office:value-type="float" office:value="504.251" calcext:value-type="float">
            <text:p>504.251</text:p>
          </table:table-cell>
          <table:table-cell office:value-type="float" office:value="499.562" calcext:value-type="float">
            <text:p>499.562</text:p>
          </table:table-cell>
          <table:table-cell office:value-type="float" office:value="500.511" calcext:value-type="float">
            <text:p>500.511</text:p>
          </table:table-cell>
          <table:table-cell office:value-type="float" office:value="500.25" calcext:value-type="float">
            <text:p>500.25</text:p>
          </table:table-cell>
          <table:table-cell office:value-type="float" office:value="499.872" calcext:value-type="float">
            <text:p>499.872</text:p>
          </table:table-cell>
          <table:table-cell office:value-type="float" office:value="500.361" calcext:value-type="float">
            <text:p>500.361</text:p>
          </table:table-cell>
          <table:table-cell office:value-type="float" office:value="500.097" calcext:value-type="float">
            <text:p>500.097</text:p>
          </table:table-cell>
          <table:table-cell office:value-type="float" office:value="500.226" calcext:value-type="float">
            <text:p>500.226</text:p>
          </table:table-cell>
          <table:table-cell office:value-type="float" office:value="500.22" calcext:value-type="float">
            <text:p>500.22</text:p>
          </table:table-cell>
          <table:table-cell office:value-type="float" office:value="500.591" calcext:value-type="float">
            <text:p>500.591</text:p>
          </table:table-cell>
          <table:table-cell office:value-type="float" office:value="500.019" calcext:value-type="float">
            <text:p>500.019</text:p>
          </table:table-cell>
          <table:table-cell office:value-type="float" office:value="500.501" calcext:value-type="float">
            <text:p>500.501</text:p>
          </table:table-cell>
          <table:table-cell office:value-type="float" office:value="500.504" calcext:value-type="float">
            <text:p>500.504</text:p>
          </table:table-cell>
          <table:table-cell office:value-type="float" office:value="499.693" calcext:value-type="float">
            <text:p>499.693</text:p>
          </table:table-cell>
          <table:table-cell office:value-type="float" office:value="500.544" calcext:value-type="float">
            <text:p>500.544</text:p>
          </table:table-cell>
          <table:table-cell office:value-type="float" office:value="499.954" calcext:value-type="float">
            <text:p>499.954</text:p>
          </table:table-cell>
          <table:table-cell office:value-type="float" office:value="500.578" calcext:value-type="float">
            <text:p>500.578</text:p>
          </table:table-cell>
          <table:table-cell office:value-type="float" office:value="500.605" calcext:value-type="float">
            <text:p>500.605</text:p>
          </table:table-cell>
          <table:table-cell office:value-type="float" office:value="502.122" calcext:value-type="float">
            <text:p>502.122</text:p>
          </table:table-cell>
          <table:table-cell office:value-type="float" office:value="501.634" calcext:value-type="float">
            <text:p>501.634</text:p>
          </table:table-cell>
          <table:table-cell office:value-type="float" office:value="501.648" calcext:value-type="float">
            <text:p>501.648</text:p>
          </table:table-cell>
          <table:table-cell office:value-type="float" office:value="500.716" calcext:value-type="float">
            <text:p>500.716</text:p>
          </table:table-cell>
          <table:table-cell office:value-type="float" office:value="501.09" calcext:value-type="float">
            <text:p>501.09</text:p>
          </table:table-cell>
          <table:table-cell office:value-type="float" office:value="501.05" calcext:value-type="float">
            <text:p>501.05</text:p>
          </table:table-cell>
          <table:table-cell office:value-type="float" office:value="500.47" calcext:value-type="float">
            <text:p>500.47</text:p>
          </table:table-cell>
          <table:table-cell office:value-type="float" office:value="502.725" calcext:value-type="float">
            <text:p>502.725</text:p>
          </table:table-cell>
          <table:table-cell office:value-type="float" office:value="502.019" calcext:value-type="float">
            <text:p>502.019</text:p>
          </table:table-cell>
          <table:table-cell office:value-type="float" office:value="501.341" calcext:value-type="float">
            <text:p>501.341</text:p>
          </table:table-cell>
          <table:table-cell office:value-type="float" office:value="501.683" calcext:value-type="float">
            <text:p>501.683</text:p>
          </table:table-cell>
          <table:table-cell office:value-type="float" office:value="501.039" calcext:value-type="float">
            <text:p>501.039</text:p>
          </table:table-cell>
          <table:table-cell office:value-type="float" office:value="501.318" calcext:value-type="float">
            <text:p>501.318</text:p>
          </table:table-cell>
          <table:table-cell office:value-type="float" office:value="501.204" calcext:value-type="float">
            <text:p>501.204</text:p>
          </table:table-cell>
          <table:table-cell office:value-type="float" office:value="502.429" calcext:value-type="float">
            <text:p>502.429</text:p>
          </table:table-cell>
          <table:table-cell office:value-type="float" office:value="501.4" calcext:value-type="float">
            <text:p>501.4</text:p>
          </table:table-cell>
          <table:table-cell office:value-type="float" office:value="503.242" calcext:value-type="float">
            <text:p>503.242</text:p>
          </table:table-cell>
          <table:table-cell office:value-type="float" office:value="501.949" calcext:value-type="float">
            <text:p>501.949</text:p>
          </table:table-cell>
          <table:table-cell office:value-type="float" office:value="501.347" calcext:value-type="float">
            <text:p>501.347</text:p>
          </table:table-cell>
          <table:table-cell office:value-type="float" office:value="500.867" calcext:value-type="float">
            <text:p>500.867</text:p>
          </table:table-cell>
          <table:table-cell office:value-type="float" office:value="500.937" calcext:value-type="float">
            <text:p>500.937</text:p>
          </table:table-cell>
          <table:table-cell office:value-type="float" office:value="499.816" calcext:value-type="float">
            <text:p>499.816</text:p>
          </table:table-cell>
          <table:table-cell office:value-type="float" office:value="499.285" calcext:value-type="float">
            <text:p>499.285</text:p>
          </table:table-cell>
          <table:table-cell office:value-type="float" office:value="499.715" calcext:value-type="float">
            <text:p>499.715</text:p>
          </table:table-cell>
          <table:table-cell office:value-type="float" office:value="498.571" calcext:value-type="float">
            <text:p>498.571</text:p>
          </table:table-cell>
          <table:table-cell office:value-type="float" office:value="498.75" calcext:value-type="float">
            <text:p>498.75</text:p>
          </table:table-cell>
          <table:table-cell office:value-type="float" office:value="498.727" calcext:value-type="float">
            <text:p>498.727</text:p>
          </table:table-cell>
          <table:table-cell office:value-type="float" office:value="498.186" calcext:value-type="float">
            <text:p>498.186</text:p>
          </table:table-cell>
          <table:table-cell office:value-type="float" office:value="498.696" calcext:value-type="float">
            <text:p>498.696</text:p>
          </table:table-cell>
          <table:table-cell office:value-type="float" office:value="499.789" calcext:value-type="float">
            <text:p>499.789</text:p>
          </table:table-cell>
          <table:table-cell office:value-type="float" office:value="500.45" calcext:value-type="float">
            <text:p>500.45</text:p>
          </table:table-cell>
          <table:table-cell office:value-type="float" office:value="499.44" calcext:value-type="float">
            <text:p>499.44</text:p>
          </table:table-cell>
          <table:table-cell office:value-type="float" office:value="499.407" calcext:value-type="float">
            <text:p>499.407</text:p>
          </table:table-cell>
          <table:table-cell office:value-type="float" office:value="498.947" calcext:value-type="float">
            <text:p>498.947</text:p>
          </table:table-cell>
          <table:table-cell office:value-type="float" office:value="498.994" calcext:value-type="float">
            <text:p>498.994</text:p>
          </table:table-cell>
          <table:table-cell office:value-type="float" office:value="498.982" calcext:value-type="float">
            <text:p>498.982</text:p>
          </table:table-cell>
          <table:table-cell office:value-type="float" office:value="500.69" calcext:value-type="float">
            <text:p>500.69</text:p>
          </table:table-cell>
          <table:table-cell table:number-columns-repeated="2" office:value-type="float" office:value="499.588" calcext:value-type="float">
            <text:p>499.588</text:p>
          </table:table-cell>
          <table:table-cell office:value-type="float" office:value="499.271" calcext:value-type="float">
            <text:p>499.271</text:p>
          </table:table-cell>
          <table:table-cell office:value-type="float" office:value="498.969" calcext:value-type="float">
            <text:p>498.969</text:p>
          </table:table-cell>
          <table:table-cell office:value-type="float" office:value="499.031" calcext:value-type="float">
            <text:p>499.031</text:p>
          </table:table-cell>
          <table:table-cell office:value-type="float" office:value="499.655" calcext:value-type="float">
            <text:p>499.655</text:p>
          </table:table-cell>
          <table:table-cell office:value-type="float" office:value="500.205" calcext:value-type="float">
            <text:p>500.205</text:p>
          </table:table-cell>
          <table:table-cell office:value-type="float" office:value="500.435" calcext:value-type="float">
            <text:p>500.435</text:p>
          </table:table-cell>
          <table:table-cell office:value-type="float" office:value="499.812" calcext:value-type="float">
            <text:p>499.812</text:p>
          </table:table-cell>
          <table:table-cell office:value-type="float" office:value="499.807" calcext:value-type="float">
            <text:p>499.807</text:p>
          </table:table-cell>
          <table:table-cell office:value-type="float" office:value="499.422" calcext:value-type="float">
            <text:p>499.422</text:p>
          </table:table-cell>
          <table:table-cell office:value-type="float" office:value="499.634" calcext:value-type="float">
            <text:p>499.634</text:p>
          </table:table-cell>
          <table:table-cell office:value-type="float" office:value="500.102" calcext:value-type="float">
            <text:p>500.102</text:p>
          </table:table-cell>
          <table:table-cell office:value-type="float" office:value="501.094" calcext:value-type="float">
            <text:p>501.094</text:p>
          </table:table-cell>
          <table:table-cell office:value-type="float" office:value="500.288" calcext:value-type="float">
            <text:p>500.288</text:p>
          </table:table-cell>
          <table:table-cell table:number-columns-repeated="922"/>
        </table:table-row>
        <table:table-row table:style-name="ro1">
          <table:table-cell table:style-name="ce2" office:value-type="string" calcext:value-type="string">
            <text:p>val_loss</text:p>
          </table:table-cell>
          <table:table-cell table:style-name="ce2" office:value-type="float" office:value="0.3339" calcext:value-type="float">
            <text:p>0.3339</text:p>
          </table:table-cell>
          <table:table-cell table:style-name="ce2" office:value-type="float" office:value="0.3354" calcext:value-type="float">
            <text:p>0.3354</text:p>
          </table:table-cell>
          <table:table-cell table:style-name="ce2" office:value-type="float" office:value="0.3338" calcext:value-type="float">
            <text:p>0.3338</text:p>
          </table:table-cell>
          <table:table-cell table:style-name="ce2" office:value-type="float" office:value="0.3337" calcext:value-type="float">
            <text:p>0.3337</text:p>
          </table:table-cell>
          <table:table-cell table:style-name="ce2" office:value-type="float" office:value="0.3373" calcext:value-type="float">
            <text:p>0.3373</text:p>
          </table:table-cell>
          <table:table-cell table:style-name="ce2" office:value-type="float" office:value="0.3339" calcext:value-type="float">
            <text:p>0.3339</text:p>
          </table:table-cell>
          <table:table-cell table:style-name="ce2" office:value-type="float" office:value="0.3343" calcext:value-type="float">
            <text:p>0.3343</text:p>
          </table:table-cell>
          <table:table-cell table:style-name="ce2" office:value-type="float" office:value="0.3339" calcext:value-type="float">
            <text:p>0.3339</text:p>
          </table:table-cell>
          <table:table-cell table:style-name="ce2" office:value-type="float" office:value="0.3338" calcext:value-type="float">
            <text:p>0.3338</text:p>
          </table:table-cell>
          <table:table-cell table:style-name="ce2" office:value-type="float" office:value="0.3344" calcext:value-type="float">
            <text:p>0.3344</text:p>
          </table:table-cell>
          <table:table-cell table:style-name="ce2" office:value-type="float" office:value="0.334" calcext:value-type="float">
            <text:p>0.334</text:p>
          </table:table-cell>
          <table:table-cell table:style-name="ce2" office:value-type="float" office:value="0.3337" calcext:value-type="float">
            <text:p>0.3337</text:p>
          </table:table-cell>
          <table:table-cell table:number-columns-repeated="2" table:style-name="ce2" office:value-type="float" office:value="0.334" calcext:value-type="float">
            <text:p>0.334</text:p>
          </table:table-cell>
          <table:table-cell table:style-name="ce2" office:value-type="float" office:value="0.3337" calcext:value-type="float">
            <text:p>0.3337</text:p>
          </table:table-cell>
          <table:table-cell table:style-name="ce2" office:value-type="float" office:value="0.3336" calcext:value-type="float">
            <text:p>0.3336</text:p>
          </table:table-cell>
          <table:table-cell table:style-name="ce2" office:value-type="float" office:value="0.3337" calcext:value-type="float">
            <text:p>0.3337</text:p>
          </table:table-cell>
          <table:table-cell table:style-name="ce2" office:value-type="float" office:value="0.3338" calcext:value-type="float">
            <text:p>0.3338</text:p>
          </table:table-cell>
          <table:table-cell table:style-name="ce2" office:value-type="float" office:value="0.3337" calcext:value-type="float">
            <text:p>0.3337</text:p>
          </table:table-cell>
          <table:table-cell table:style-name="ce2" office:value-type="float" office:value="0.3338" calcext:value-type="float">
            <text:p>0.3338</text:p>
          </table:table-cell>
          <table:table-cell table:style-name="ce2" office:value-type="float" office:value="0.3339" calcext:value-type="float">
            <text:p>0.3339</text:p>
          </table:table-cell>
          <table:table-cell table:number-columns-repeated="3" table:style-name="ce2" office:value-type="float" office:value="0.3337" calcext:value-type="float">
            <text:p>0.3337</text:p>
          </table:table-cell>
          <table:table-cell table:style-name="ce2" office:value-type="float" office:value="0.334" calcext:value-type="float">
            <text:p>0.334</text:p>
          </table:table-cell>
          <table:table-cell table:style-name="ce2" office:value-type="float" office:value="0.3337" calcext:value-type="float">
            <text:p>0.3337</text:p>
          </table:table-cell>
          <table:table-cell table:style-name="ce2" office:value-type="float" office:value="0.3343" calcext:value-type="float">
            <text:p>0.3343</text:p>
          </table:table-cell>
          <table:table-cell table:style-name="ce2" office:value-type="float" office:value="0.3341" calcext:value-type="float">
            <text:p>0.3341</text:p>
          </table:table-cell>
          <table:table-cell table:style-name="ce2" office:value-type="float" office:value="0.3336" calcext:value-type="float">
            <text:p>0.3336</text:p>
          </table:table-cell>
          <table:table-cell table:style-name="ce2" office:value-type="float" office:value="0.3337" calcext:value-type="float">
            <text:p>0.3337</text:p>
          </table:table-cell>
          <table:table-cell table:style-name="ce2" office:value-type="float" office:value="0.3345" calcext:value-type="float">
            <text:p>0.3345</text:p>
          </table:table-cell>
          <table:table-cell table:style-name="ce2" office:value-type="float" office:value="0.3336" calcext:value-type="float">
            <text:p>0.3336</text:p>
          </table:table-cell>
          <table:table-cell table:style-name="ce2" office:value-type="float" office:value="0.3337" calcext:value-type="float">
            <text:p>0.3337</text:p>
          </table:table-cell>
          <table:table-cell table:style-name="ce2" office:value-type="float" office:value="0.3352" calcext:value-type="float">
            <text:p>0.3352</text:p>
          </table:table-cell>
          <table:table-cell table:style-name="ce2" office:value-type="float" office:value="0.3351" calcext:value-type="float">
            <text:p>0.3351</text:p>
          </table:table-cell>
          <table:table-cell table:style-name="ce2" office:value-type="float" office:value="0.3338" calcext:value-type="float">
            <text:p>0.3338</text:p>
          </table:table-cell>
          <table:table-cell table:number-columns-repeated="3" table:style-name="ce2" office:value-type="float" office:value="0.3337" calcext:value-type="float">
            <text:p>0.3337</text:p>
          </table:table-cell>
          <table:table-cell table:style-name="ce2" office:value-type="float" office:value="0.3338" calcext:value-type="float">
            <text:p>0.3338</text:p>
          </table:table-cell>
          <table:table-cell table:number-columns-repeated="2" table:style-name="ce2" office:value-type="float" office:value="0.3337" calcext:value-type="float">
            <text:p>0.3337</text:p>
          </table:table-cell>
          <table:table-cell table:style-name="ce2" office:value-type="float" office:value="0.3342" calcext:value-type="float">
            <text:p>0.3342</text:p>
          </table:table-cell>
          <table:table-cell table:number-columns-repeated="3" table:style-name="ce2" office:value-type="float" office:value="0.3337" calcext:value-type="float">
            <text:p>0.3337</text:p>
          </table:table-cell>
          <table:table-cell table:style-name="ce2" office:value-type="float" office:value="0.334" calcext:value-type="float">
            <text:p>0.334</text:p>
          </table:table-cell>
          <table:table-cell table:style-name="ce2" office:value-type="float" office:value="0.3337" calcext:value-type="float">
            <text:p>0.3337</text:p>
          </table:table-cell>
          <table:table-cell table:style-name="ce2" office:value-type="float" office:value="0.3338" calcext:value-type="float">
            <text:p>0.3338</text:p>
          </table:table-cell>
          <table:table-cell table:style-name="ce2" office:value-type="float" office:value="0.3337" calcext:value-type="float">
            <text:p>0.3337</text:p>
          </table:table-cell>
          <table:table-cell table:style-name="ce2" office:value-type="float" office:value="0.3339" calcext:value-type="float">
            <text:p>0.3339</text:p>
          </table:table-cell>
          <table:table-cell table:style-name="ce2" office:value-type="float" office:value="0.3345" calcext:value-type="float">
            <text:p>0.3345</text:p>
          </table:table-cell>
          <table:table-cell table:number-columns-repeated="4" table:style-name="ce2" office:value-type="float" office:value="0.3337" calcext:value-type="float">
            <text:p>0.3337</text:p>
          </table:table-cell>
          <table:table-cell table:number-columns-repeated="2" table:style-name="ce2" office:value-type="float" office:value="0.3336" calcext:value-type="float">
            <text:p>0.3336</text:p>
          </table:table-cell>
          <table:table-cell table:style-name="ce2" office:value-type="float" office:value="0.334" calcext:value-type="float">
            <text:p>0.334</text:p>
          </table:table-cell>
          <table:table-cell table:number-columns-repeated="2" table:style-name="ce2" office:value-type="float" office:value="0.3337" calcext:value-type="float">
            <text:p>0.3337</text:p>
          </table:table-cell>
          <table:table-cell table:style-name="ce2" office:value-type="float" office:value="0.3339" calcext:value-type="float">
            <text:p>0.3339</text:p>
          </table:table-cell>
          <table:table-cell table:style-name="ce2" office:value-type="float" office:value="0.3337" calcext:value-type="float">
            <text:p>0.3337</text:p>
          </table:table-cell>
          <table:table-cell table:style-name="ce2" office:value-type="float" office:value="0.3336" calcext:value-type="float">
            <text:p>0.3336</text:p>
          </table:table-cell>
          <table:table-cell table:number-columns-repeated="2" table:style-name="ce2" office:value-type="float" office:value="0.3337" calcext:value-type="float">
            <text:p>0.3337</text:p>
          </table:table-cell>
          <table:table-cell table:style-name="ce2" office:value-type="float" office:value="0.3339" calcext:value-type="float">
            <text:p>0.3339</text:p>
          </table:table-cell>
          <table:table-cell table:style-name="ce2" office:value-type="float" office:value="0.3337" calcext:value-type="float">
            <text:p>0.3337</text:p>
          </table:table-cell>
          <table:table-cell table:style-name="ce2" office:value-type="float" office:value="0.3338" calcext:value-type="float">
            <text:p>0.3338</text:p>
          </table:table-cell>
          <table:table-cell table:number-columns-repeated="2" table:style-name="ce2" office:value-type="float" office:value="0.3337" calcext:value-type="float">
            <text:p>0.3337</text:p>
          </table:table-cell>
          <table:table-cell table:style-name="ce2" office:value-type="float" office:value="0.3336" calcext:value-type="float">
            <text:p>0.3336</text:p>
          </table:table-cell>
          <table:table-cell table:style-name="ce2" office:value-type="float" office:value="0.3337" calcext:value-type="float">
            <text:p>0.3337</text:p>
          </table:table-cell>
          <table:table-cell table:style-name="ce2" office:value-type="float" office:value="0.3339" calcext:value-type="float">
            <text:p>0.3339</text:p>
          </table:table-cell>
          <table:table-cell table:style-name="ce2" office:value-type="float" office:value="0.3337" calcext:value-type="float">
            <text:p>0.3337</text:p>
          </table:table-cell>
          <table:table-cell table:style-name="ce2" office:value-type="float" office:value="0.3336" calcext:value-type="float">
            <text:p>0.3336</text:p>
          </table:table-cell>
          <table:table-cell table:number-columns-repeated="2" table:style-name="ce2" office:value-type="float" office:value="0.3337" calcext:value-type="float">
            <text:p>0.3337</text:p>
          </table:table-cell>
          <table:table-cell table:number-columns-repeated="3" table:style-name="ce2" office:value-type="float" office:value="0.3336" calcext:value-type="float">
            <text:p>0.3336</text:p>
          </table:table-cell>
          <table:table-cell table:number-columns-repeated="3" table:style-name="ce2" office:value-type="float" office:value="0.3337" calcext:value-type="float">
            <text:p>0.3337</text:p>
          </table:table-cell>
          <table:table-cell table:style-name="ce2" office:value-type="float" office:value="0.3336" calcext:value-type="float">
            <text:p>0.3336</text:p>
          </table:table-cell>
          <table:table-cell table:style-name="ce2" office:value-type="float" office:value="0.3337" calcext:value-type="float">
            <text:p>0.3337</text:p>
          </table:table-cell>
          <table:table-cell table:style-name="ce2" office:value-type="float" office:value="0.3338" calcext:value-type="float">
            <text:p>0.3338</text:p>
          </table:table-cell>
          <table:table-cell table:style-name="ce2" office:value-type="float" office:value="0.3339" calcext:value-type="float">
            <text:p>0.3339</text:p>
          </table:table-cell>
          <table:table-cell table:number-columns-repeated="2" table:style-name="ce2" office:value-type="float" office:value="0.3338" calcext:value-type="float">
            <text:p>0.3338</text:p>
          </table:table-cell>
          <table:table-cell table:style-name="ce2" office:value-type="float" office:value="0.3337" calcext:value-type="float">
            <text:p>0.3337</text:p>
          </table:table-cell>
          <table:table-cell table:style-name="ce2" office:value-type="float" office:value="0.3338" calcext:value-type="float">
            <text:p>0.3338</text:p>
          </table:table-cell>
          <table:table-cell table:number-columns-repeated="5" table:style-name="ce2" office:value-type="float" office:value="0.3337" calcext:value-type="float">
            <text:p>0.3337</text:p>
          </table:table-cell>
          <table:table-cell table:style-name="ce2" office:value-type="float" office:value="0.3339" calcext:value-type="float">
            <text:p>0.3339</text:p>
          </table:table-cell>
          <table:table-cell table:style-name="ce2" office:value-type="float" office:value="0.3336" calcext:value-type="float">
            <text:p>0.3336</text:p>
          </table:table-cell>
          <table:table-cell table:number-columns-repeated="2" table:style-name="ce2" office:value-type="float" office:value="0.3337" calcext:value-type="float">
            <text:p>0.3337</text:p>
          </table:table-cell>
          <table:table-cell table:style-name="ce2" table:number-columns-repeated="922"/>
        </table:table-row>
        <table:table-row table:style-name="ro1">
          <table:table-cell office:value-type="string" calcext:value-type="string">
            <text:p>train_acc </text:p>
          </table:table-cell>
          <table:table-cell table:number-columns-repeated="101" office:value-type="float" office:value="0.8959" calcext:value-type="float">
            <text:p>0.8959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val_acc </text:p>
          </table:table-cell>
          <table:table-cell table:number-columns-repeated="101" office:value-type="float" office:value="0.8961" calcext:value-type="float">
            <text:p>0.8961</text:p>
          </table:table-cell>
          <table:table-cell table:number-columns-repeated="922"/>
        </table:table-row>
        <table:table-row table:style-name="ro2">
          <table:table-cell office:value-type="string" calcext:value-type="string">
            <text:p>comments</text:p>
          </table:table-cell>
          <table:table-cell table:number-columns-repeated="87" office:value-type="string" calcext:value-type="string">
            <text:p>[400, 400, 400], tanh, softmax, categorical_crossentropy, &lt;keras.optimizers.SGD object at 0x7ff25a5f4c18&gt;, patience 100</text:p>
          </table:table-cell>
          <table:table-cell office:value-type="string" calcext:value-type="string">
            <text:p>[400, 400, 400], tanh, s</text:p>
            <text:p/>
          </table:table-cell>
          <table:table-cell table:number-columns-repeated="935"/>
        </table:table-row>
        <table:table-row table:style-name="ro1">
          <table:table-cell office:value-type="string" calcext:value-type="string">
            <text:p>Class Error </text:p>
          </table:table-cell>
          <table:table-cell table:style-name="ce4" table:formula="of:=SUM(1;-[.B6])" office:value-type="float" office:value="0.1039" calcext:value-type="float">
            <text:p>0.1039</text:p>
          </table:table-cell>
          <table:table-cell table:style-name="ce4" table:formula="of:=SUM(1;-[.C6])" office:value-type="float" office:value="0.1039" calcext:value-type="float">
            <text:p>0.1039</text:p>
          </table:table-cell>
          <table:table-cell table:style-name="ce4" table:formula="of:=SUM(1;-[.D6])" office:value-type="float" office:value="0.1039" calcext:value-type="float">
            <text:p>0.1039</text:p>
          </table:table-cell>
          <table:table-cell table:style-name="ce4" table:formula="of:=SUM(1;-[.E6])" office:value-type="float" office:value="0.1039" calcext:value-type="float">
            <text:p>0.1039</text:p>
          </table:table-cell>
          <table:table-cell table:style-name="ce4" table:formula="of:=SUM(1;-[.F6])" office:value-type="float" office:value="0.1039" calcext:value-type="float">
            <text:p>0.1039</text:p>
          </table:table-cell>
          <table:table-cell table:style-name="ce4" table:formula="of:=SUM(1;-[.G6])" office:value-type="float" office:value="0.1039" calcext:value-type="float">
            <text:p>0.1039</text:p>
          </table:table-cell>
          <table:table-cell table:style-name="ce4" table:formula="of:=SUM(1;-[.H6])" office:value-type="float" office:value="0.1039" calcext:value-type="float">
            <text:p>0.1039</text:p>
          </table:table-cell>
          <table:table-cell table:style-name="ce4" table:formula="of:=SUM(1;-[.I6])" office:value-type="float" office:value="0.1039" calcext:value-type="float">
            <text:p>0.1039</text:p>
          </table:table-cell>
          <table:table-cell table:style-name="ce4" table:formula="of:=SUM(1;-[.J6])" office:value-type="float" office:value="0.1039" calcext:value-type="float">
            <text:p>0.1039</text:p>
          </table:table-cell>
          <table:table-cell table:style-name="ce4" table:formula="of:=SUM(1;-[.K6])" office:value-type="float" office:value="0.1039" calcext:value-type="float">
            <text:p>0.1039</text:p>
          </table:table-cell>
          <table:table-cell table:style-name="ce4" table:formula="of:=SUM(1;-[.L6])" office:value-type="float" office:value="0.1039" calcext:value-type="float">
            <text:p>0.1039</text:p>
          </table:table-cell>
          <table:table-cell table:style-name="ce4" table:formula="of:=SUM(1;-[.M6])" office:value-type="float" office:value="0.1039" calcext:value-type="float">
            <text:p>0.1039</text:p>
          </table:table-cell>
          <table:table-cell table:style-name="ce4" table:formula="of:=SUM(1;-[.N6])" office:value-type="float" office:value="0.1039" calcext:value-type="float">
            <text:p>0.1039</text:p>
          </table:table-cell>
          <table:table-cell table:style-name="ce4" table:formula="of:=SUM(1;-[.O6])" office:value-type="float" office:value="0.1039" calcext:value-type="float">
            <text:p>0.1039</text:p>
          </table:table-cell>
          <table:table-cell table:style-name="ce4" table:formula="of:=SUM(1;-[.P6])" office:value-type="float" office:value="0.1039" calcext:value-type="float">
            <text:p>0.1039</text:p>
          </table:table-cell>
          <table:table-cell table:style-name="ce4" table:formula="of:=SUM(1;-[.Q6])" office:value-type="float" office:value="0.1039" calcext:value-type="float">
            <text:p>0.1039</text:p>
          </table:table-cell>
          <table:table-cell table:style-name="ce4" table:formula="of:=SUM(1;-[.R6])" office:value-type="float" office:value="0.1039" calcext:value-type="float">
            <text:p>0.1039</text:p>
          </table:table-cell>
          <table:table-cell table:style-name="ce4" table:formula="of:=SUM(1;-[.S6])" office:value-type="float" office:value="0.1039" calcext:value-type="float">
            <text:p>0.1039</text:p>
          </table:table-cell>
          <table:table-cell table:style-name="ce4" table:formula="of:=SUM(1;-[.T6])" office:value-type="float" office:value="0.1039" calcext:value-type="float">
            <text:p>0.1039</text:p>
          </table:table-cell>
          <table:table-cell table:style-name="ce4" table:formula="of:=SUM(1;-[.U6])" office:value-type="float" office:value="0.1039" calcext:value-type="float">
            <text:p>0.1039</text:p>
          </table:table-cell>
          <table:table-cell table:style-name="ce4" table:formula="of:=SUM(1;-[.V6])" office:value-type="float" office:value="0.1039" calcext:value-type="float">
            <text:p>0.1039</text:p>
          </table:table-cell>
          <table:table-cell table:style-name="ce4" table:formula="of:=SUM(1;-[.W6])" office:value-type="float" office:value="0.1039" calcext:value-type="float">
            <text:p>0.1039</text:p>
          </table:table-cell>
          <table:table-cell table:style-name="ce4" table:formula="of:=SUM(1;-[.X6])" office:value-type="float" office:value="0.1039" calcext:value-type="float">
            <text:p>0.1039</text:p>
          </table:table-cell>
          <table:table-cell table:style-name="ce4" table:formula="of:=SUM(1;-[.Y6])" office:value-type="float" office:value="0.1039" calcext:value-type="float">
            <text:p>0.1039</text:p>
          </table:table-cell>
          <table:table-cell table:style-name="ce4" table:formula="of:=SUM(1;-[.Z6])" office:value-type="float" office:value="0.1039" calcext:value-type="float">
            <text:p>0.1039</text:p>
          </table:table-cell>
          <table:table-cell table:style-name="ce4" table:formula="of:=SUM(1;-[.AA6])" office:value-type="float" office:value="0.1039" calcext:value-type="float">
            <text:p>0.1039</text:p>
          </table:table-cell>
          <table:table-cell table:style-name="ce4" table:formula="of:=SUM(1;-[.AB6])" office:value-type="float" office:value="0.1039" calcext:value-type="float">
            <text:p>0.1039</text:p>
          </table:table-cell>
          <table:table-cell table:style-name="ce4" table:formula="of:=SUM(1;-[.AC6])" office:value-type="float" office:value="0.1039" calcext:value-type="float">
            <text:p>0.1039</text:p>
          </table:table-cell>
          <table:table-cell table:style-name="ce4" table:formula="of:=SUM(1;-[.AD6])" office:value-type="float" office:value="0.1039" calcext:value-type="float">
            <text:p>0.1039</text:p>
          </table:table-cell>
          <table:table-cell table:style-name="ce4" table:formula="of:=SUM(1;-[.AE6])" office:value-type="float" office:value="0.1039" calcext:value-type="float">
            <text:p>0.1039</text:p>
          </table:table-cell>
          <table:table-cell table:style-name="ce4" table:formula="of:=SUM(1;-[.AF6])" office:value-type="float" office:value="0.1039" calcext:value-type="float">
            <text:p>0.1039</text:p>
          </table:table-cell>
          <table:table-cell table:style-name="ce4" table:formula="of:=SUM(1;-[.AG6])" office:value-type="float" office:value="0.1039" calcext:value-type="float">
            <text:p>0.1039</text:p>
          </table:table-cell>
          <table:table-cell table:style-name="ce4" table:formula="of:=SUM(1;-[.AH6])" office:value-type="float" office:value="0.1039" calcext:value-type="float">
            <text:p>0.1039</text:p>
          </table:table-cell>
          <table:table-cell table:style-name="ce4" table:formula="of:=SUM(1;-[.AI6])" office:value-type="float" office:value="0.1039" calcext:value-type="float">
            <text:p>0.1039</text:p>
          </table:table-cell>
          <table:table-cell table:style-name="ce4" table:formula="of:=SUM(1;-[.AJ6])" office:value-type="float" office:value="0.1039" calcext:value-type="float">
            <text:p>0.1039</text:p>
          </table:table-cell>
          <table:table-cell table:style-name="ce4" table:formula="of:=SUM(1;-[.AK6])" office:value-type="float" office:value="0.1039" calcext:value-type="float">
            <text:p>0.1039</text:p>
          </table:table-cell>
          <table:table-cell table:style-name="ce4" table:formula="of:=SUM(1;-[.AL6])" office:value-type="float" office:value="0.1039" calcext:value-type="float">
            <text:p>0.1039</text:p>
          </table:table-cell>
          <table:table-cell table:style-name="ce4" table:formula="of:=SUM(1;-[.AM6])" office:value-type="float" office:value="0.1039" calcext:value-type="float">
            <text:p>0.1039</text:p>
          </table:table-cell>
          <table:table-cell table:style-name="ce4" table:formula="of:=SUM(1;-[.AN6])" office:value-type="float" office:value="0.1039" calcext:value-type="float">
            <text:p>0.1039</text:p>
          </table:table-cell>
          <table:table-cell table:style-name="ce4" table:formula="of:=SUM(1;-[.AO6])" office:value-type="float" office:value="0.1039" calcext:value-type="float">
            <text:p>0.1039</text:p>
          </table:table-cell>
          <table:table-cell table:style-name="ce4" table:formula="of:=SUM(1;-[.AP6])" office:value-type="float" office:value="0.1039" calcext:value-type="float">
            <text:p>0.1039</text:p>
          </table:table-cell>
          <table:table-cell table:style-name="ce4" table:formula="of:=SUM(1;-[.AQ6])" office:value-type="float" office:value="0.1039" calcext:value-type="float">
            <text:p>0.1039</text:p>
          </table:table-cell>
          <table:table-cell table:style-name="ce4" table:formula="of:=SUM(1;-[.AR6])" office:value-type="float" office:value="0.1039" calcext:value-type="float">
            <text:p>0.1039</text:p>
          </table:table-cell>
          <table:table-cell table:style-name="ce4" table:formula="of:=SUM(1;-[.AS6])" office:value-type="float" office:value="0.1039" calcext:value-type="float">
            <text:p>0.1039</text:p>
          </table:table-cell>
          <table:table-cell table:style-name="ce4" table:formula="of:=SUM(1;-[.AT6])" office:value-type="float" office:value="0.1039" calcext:value-type="float">
            <text:p>0.1039</text:p>
          </table:table-cell>
          <table:table-cell table:style-name="ce4" table:formula="of:=SUM(1;-[.AU6])" office:value-type="float" office:value="0.1039" calcext:value-type="float">
            <text:p>0.1039</text:p>
          </table:table-cell>
          <table:table-cell table:style-name="ce4" table:formula="of:=SUM(1;-[.AV6])" office:value-type="float" office:value="0.1039" calcext:value-type="float">
            <text:p>0.1039</text:p>
          </table:table-cell>
          <table:table-cell table:style-name="ce4" table:formula="of:=SUM(1;-[.AW6])" office:value-type="float" office:value="0.1039" calcext:value-type="float">
            <text:p>0.1039</text:p>
          </table:table-cell>
          <table:table-cell table:style-name="ce4" table:formula="of:=SUM(1;-[.AX6])" office:value-type="float" office:value="0.1039" calcext:value-type="float">
            <text:p>0.1039</text:p>
          </table:table-cell>
          <table:table-cell table:style-name="ce4" table:formula="of:=SUM(1;-[.AY6])" office:value-type="float" office:value="0.1039" calcext:value-type="float">
            <text:p>0.1039</text:p>
          </table:table-cell>
          <table:table-cell table:style-name="ce4" table:formula="of:=SUM(1;-[.AZ6])" office:value-type="float" office:value="0.1039" calcext:value-type="float">
            <text:p>0.1039</text:p>
          </table:table-cell>
          <table:table-cell table:style-name="ce4" table:formula="of:=SUM(1;-[.BA6])" office:value-type="float" office:value="0.1039" calcext:value-type="float">
            <text:p>0.1039</text:p>
          </table:table-cell>
          <table:table-cell table:style-name="ce4" table:formula="of:=SUM(1;-[.BB6])" office:value-type="float" office:value="0.1039" calcext:value-type="float">
            <text:p>0.1039</text:p>
          </table:table-cell>
          <table:table-cell table:style-name="ce4" table:formula="of:=SUM(1;-[.BC6])" office:value-type="float" office:value="0.1039" calcext:value-type="float">
            <text:p>0.1039</text:p>
          </table:table-cell>
          <table:table-cell table:style-name="ce4" table:formula="of:=SUM(1;-[.BD6])" office:value-type="float" office:value="0.1039" calcext:value-type="float">
            <text:p>0.1039</text:p>
          </table:table-cell>
          <table:table-cell table:style-name="ce4" table:formula="of:=SUM(1;-[.BE6])" office:value-type="float" office:value="0.1039" calcext:value-type="float">
            <text:p>0.1039</text:p>
          </table:table-cell>
          <table:table-cell table:style-name="ce4" table:formula="of:=SUM(1;-[.BF6])" office:value-type="float" office:value="0.1039" calcext:value-type="float">
            <text:p>0.1039</text:p>
          </table:table-cell>
          <table:table-cell table:style-name="ce4" table:formula="of:=SUM(1;-[.BG6])" office:value-type="float" office:value="0.1039" calcext:value-type="float">
            <text:p>0.1039</text:p>
          </table:table-cell>
          <table:table-cell table:style-name="ce4" table:formula="of:=SUM(1;-[.BH6])" office:value-type="float" office:value="0.1039" calcext:value-type="float">
            <text:p>0.1039</text:p>
          </table:table-cell>
          <table:table-cell table:style-name="ce4" table:formula="of:=SUM(1;-[.BI6])" office:value-type="float" office:value="0.1039" calcext:value-type="float">
            <text:p>0.1039</text:p>
          </table:table-cell>
          <table:table-cell table:style-name="ce4" table:formula="of:=SUM(1;-[.BJ6])" office:value-type="float" office:value="0.1039" calcext:value-type="float">
            <text:p>0.1039</text:p>
          </table:table-cell>
          <table:table-cell table:style-name="ce4" table:formula="of:=SUM(1;-[.BK6])" office:value-type="float" office:value="0.1039" calcext:value-type="float">
            <text:p>0.1039</text:p>
          </table:table-cell>
          <table:table-cell table:style-name="ce4" table:formula="of:=SUM(1;-[.BL6])" office:value-type="float" office:value="0.1039" calcext:value-type="float">
            <text:p>0.1039</text:p>
          </table:table-cell>
          <table:table-cell table:style-name="ce4" table:formula="of:=SUM(1;-[.BM6])" office:value-type="float" office:value="0.1039" calcext:value-type="float">
            <text:p>0.1039</text:p>
          </table:table-cell>
          <table:table-cell table:style-name="ce4" table:formula="of:=SUM(1;-[.BN6])" office:value-type="float" office:value="0.1039" calcext:value-type="float">
            <text:p>0.1039</text:p>
          </table:table-cell>
          <table:table-cell table:style-name="ce4" table:formula="of:=SUM(1;-[.BO6])" office:value-type="float" office:value="0.1039" calcext:value-type="float">
            <text:p>0.1039</text:p>
          </table:table-cell>
          <table:table-cell table:style-name="ce4" table:formula="of:=SUM(1;-[.BP6])" office:value-type="float" office:value="0.1039" calcext:value-type="float">
            <text:p>0.1039</text:p>
          </table:table-cell>
          <table:table-cell table:style-name="ce4" table:formula="of:=SUM(1;-[.BQ6])" office:value-type="float" office:value="0.1039" calcext:value-type="float">
            <text:p>0.1039</text:p>
          </table:table-cell>
          <table:table-cell table:style-name="ce4" table:formula="of:=SUM(1;-[.BR6])" office:value-type="float" office:value="0.1039" calcext:value-type="float">
            <text:p>0.1039</text:p>
          </table:table-cell>
          <table:table-cell table:style-name="ce4" table:formula="of:=SUM(1;-[.BS6])" office:value-type="float" office:value="0.1039" calcext:value-type="float">
            <text:p>0.1039</text:p>
          </table:table-cell>
          <table:table-cell table:style-name="ce4" table:formula="of:=SUM(1;-[.BT6])" office:value-type="float" office:value="0.1039" calcext:value-type="float">
            <text:p>0.1039</text:p>
          </table:table-cell>
          <table:table-cell table:style-name="ce4" table:formula="of:=SUM(1;-[.BU6])" office:value-type="float" office:value="0.1039" calcext:value-type="float">
            <text:p>0.1039</text:p>
          </table:table-cell>
          <table:table-cell table:style-name="ce4" table:formula="of:=SUM(1;-[.BV6])" office:value-type="float" office:value="0.1039" calcext:value-type="float">
            <text:p>0.1039</text:p>
          </table:table-cell>
          <table:table-cell table:style-name="ce4" table:formula="of:=SUM(1;-[.BW6])" office:value-type="float" office:value="0.1039" calcext:value-type="float">
            <text:p>0.1039</text:p>
          </table:table-cell>
          <table:table-cell table:style-name="ce4" table:formula="of:=SUM(1;-[.BX6])" office:value-type="float" office:value="0.1039" calcext:value-type="float">
            <text:p>0.1039</text:p>
          </table:table-cell>
          <table:table-cell table:style-name="ce4" table:formula="of:=SUM(1;-[.BY6])" office:value-type="float" office:value="0.1039" calcext:value-type="float">
            <text:p>0.1039</text:p>
          </table:table-cell>
          <table:table-cell table:style-name="ce4" table:formula="of:=SUM(1;-[.BZ6])" office:value-type="float" office:value="0.1039" calcext:value-type="float">
            <text:p>0.1039</text:p>
          </table:table-cell>
          <table:table-cell table:style-name="ce4" table:formula="of:=SUM(1;-[.CA6])" office:value-type="float" office:value="0.1039" calcext:value-type="float">
            <text:p>0.1039</text:p>
          </table:table-cell>
          <table:table-cell table:style-name="ce4" table:formula="of:=SUM(1;-[.CB6])" office:value-type="float" office:value="0.1039" calcext:value-type="float">
            <text:p>0.1039</text:p>
          </table:table-cell>
          <table:table-cell table:style-name="ce4" table:formula="of:=SUM(1;-[.CC6])" office:value-type="float" office:value="0.1039" calcext:value-type="float">
            <text:p>0.1039</text:p>
          </table:table-cell>
          <table:table-cell table:style-name="ce4" table:formula="of:=SUM(1;-[.CD6])" office:value-type="float" office:value="0.1039" calcext:value-type="float">
            <text:p>0.1039</text:p>
          </table:table-cell>
          <table:table-cell table:style-name="ce4" table:formula="of:=SUM(1;-[.CE6])" office:value-type="float" office:value="0.1039" calcext:value-type="float">
            <text:p>0.1039</text:p>
          </table:table-cell>
          <table:table-cell table:style-name="ce4" table:formula="of:=SUM(1;-[.CF6])" office:value-type="float" office:value="0.1039" calcext:value-type="float">
            <text:p>0.1039</text:p>
          </table:table-cell>
          <table:table-cell table:style-name="ce4" table:formula="of:=SUM(1;-[.CG6])" office:value-type="float" office:value="0.1039" calcext:value-type="float">
            <text:p>0.1039</text:p>
          </table:table-cell>
          <table:table-cell table:style-name="ce4" table:formula="of:=SUM(1;-[.CH6])" office:value-type="float" office:value="0.1039" calcext:value-type="float">
            <text:p>0.1039</text:p>
          </table:table-cell>
          <table:table-cell table:style-name="ce4" table:formula="of:=SUM(1;-[.CI6])" office:value-type="float" office:value="0.1039" calcext:value-type="float">
            <text:p>0.1039</text:p>
          </table:table-cell>
          <table:table-cell table:style-name="ce4" table:formula="of:=SUM(1;-[.CJ6])" office:value-type="float" office:value="0.1039" calcext:value-type="float">
            <text:p>0.1039</text:p>
          </table:table-cell>
          <table:table-cell table:style-name="ce4" table:formula="of:=SUM(1;-[.CK6])" office:value-type="float" office:value="0.1039" calcext:value-type="float">
            <text:p>0.1039</text:p>
          </table:table-cell>
          <table:table-cell table:style-name="ce4" table:formula="of:=SUM(1;-[.CL6])" office:value-type="float" office:value="0.1039" calcext:value-type="float">
            <text:p>0.1039</text:p>
          </table:table-cell>
          <table:table-cell table:style-name="ce4" table:formula="of:=SUM(1;-[.CM6])" office:value-type="float" office:value="0.1039" calcext:value-type="float">
            <text:p>0.1039</text:p>
          </table:table-cell>
          <table:table-cell table:style-name="ce4" table:formula="of:=SUM(1;-[.CN6])" office:value-type="float" office:value="0.1039" calcext:value-type="float">
            <text:p>0.1039</text:p>
          </table:table-cell>
          <table:table-cell table:style-name="ce4" table:formula="of:=SUM(1;-[.CO6])" office:value-type="float" office:value="0.1039" calcext:value-type="float">
            <text:p>0.1039</text:p>
          </table:table-cell>
          <table:table-cell table:style-name="ce4" table:formula="of:=SUM(1;-[.CP6])" office:value-type="float" office:value="0.1039" calcext:value-type="float">
            <text:p>0.1039</text:p>
          </table:table-cell>
          <table:table-cell table:style-name="ce4" table:formula="of:=SUM(1;-[.CQ6])" office:value-type="float" office:value="0.1039" calcext:value-type="float">
            <text:p>0.1039</text:p>
          </table:table-cell>
          <table:table-cell table:style-name="ce4" table:formula="of:=SUM(1;-[.CR6])" office:value-type="float" office:value="0.1039" calcext:value-type="float">
            <text:p>0.1039</text:p>
          </table:table-cell>
          <table:table-cell table:style-name="ce4" table:formula="of:=SUM(1;-[.CS6])" office:value-type="float" office:value="0.1039" calcext:value-type="float">
            <text:p>0.1039</text:p>
          </table:table-cell>
          <table:table-cell table:style-name="ce4" table:formula="of:=SUM(1;-[.CT6])" office:value-type="float" office:value="0.1039" calcext:value-type="float">
            <text:p>0.1039</text:p>
          </table:table-cell>
          <table:table-cell table:style-name="ce4" table:formula="of:=SUM(1;-[.CU6])" office:value-type="float" office:value="0.1039" calcext:value-type="float">
            <text:p>0.1039</text:p>
          </table:table-cell>
          <table:table-cell table:style-name="ce4" table:formula="of:=SUM(1;-[.CV6])" office:value-type="float" office:value="0.1039" calcext:value-type="float">
            <text:p>0.1039</text:p>
          </table:table-cell>
          <table:table-cell table:style-name="ce4" table:formula="of:=SUM(1;-[.CW6])" office:value-type="float" office:value="0.1039" calcext:value-type="float">
            <text:p>0.1039</text:p>
          </table:table-cell>
          <table:table-cell table:style-name="ce4" table:formula="of:=SUM(1;-[.CX6])" office:value-type="float" office:value="0.1039" calcext:value-type="float">
            <text:p>0.1039</text:p>
          </table:table-cell>
          <table:table-cell table:number-columns-repeated="922"/>
        </table:table-row>
        <table:table-row table:style-name="ro1">
          <table:table-cell table:style-name="ce2" office:value-type="string" calcext:value-type="string">
            <text:p>dif train/test loss</text:p>
          </table:table-cell>
          <table:table-cell table:style-name="ce2" table:formula="of:=SUM([.B2];-[.B4])" office:value-type="float" office:value="0.00269999999999998" calcext:value-type="float">
            <text:p>0.0027</text:p>
          </table:table-cell>
          <table:table-cell table:style-name="ce2" table:formula="of:=SUM([.C2];-[.C4])" office:value-type="float" office:value="0.000199999999999978" calcext:value-type="float">
            <text:p>0.0002</text:p>
          </table:table-cell>
          <table:table-cell table:style-name="ce2" table:formula="of:=SUM([.D2];-[.D4])" office:value-type="float" office:value="0.00109999999999999" calcext:value-type="float">
            <text:p>0.0011</text:p>
          </table:table-cell>
          <table:table-cell table:style-name="ce2" table:formula="of:=SUM([.E2];-[.E4])" office:value-type="float" office:value="0.00110000000000005" calcext:value-type="float">
            <text:p>0.0011</text:p>
          </table:table-cell>
          <table:table-cell table:style-name="ce2" table:formula="of:=SUM([.F2];-[.F4])" office:value-type="float" office:value="-0.00259999999999999" calcext:value-type="float">
            <text:p>-0.0026</text:p>
          </table:table-cell>
          <table:table-cell table:style-name="ce2" table:formula="of:=SUM([.G2];-[.G4])" office:value-type="float" office:value="0.000699999999999978" calcext:value-type="float">
            <text:p>0.0007</text:p>
          </table:table-cell>
          <table:table-cell table:style-name="ce2" table:formula="of:=SUM([.H2];-[.H4])" office:value-type="float" office:value="0.000199999999999978" calcext:value-type="float">
            <text:p>0.0002</text:p>
          </table:table-cell>
          <table:table-cell table:style-name="ce2" table:formula="of:=SUM([.I2];-[.I4])" office:value-type="float" office:value="0.000599999999999989" calcext:value-type="float">
            <text:p>0.0006</text:p>
          </table:table-cell>
          <table:table-cell table:style-name="ce2" table:formula="of:=SUM([.J2];-[.J4])" office:value-type="float" office:value="0.000599999999999989" calcext:value-type="float">
            <text:p>0.0006</text:p>
          </table:table-cell>
          <table:table-cell table:style-name="ce2" table:formula="of:=SUM([.K2];-[.K4])" office:value-type="float" office:value="0" calcext:value-type="float">
            <text:p>0</text:p>
          </table:table-cell>
          <table:table-cell table:style-name="ce2" table:formula="of:=SUM([.L2];-[.L4])" office:value-type="float" office:value="0.000400000000000011" calcext:value-type="float">
            <text:p>0.0004</text:p>
          </table:table-cell>
          <table:table-cell table:style-name="ce2" table:formula="of:=SUM([.M2];-[.M4])" office:value-type="float" office:value="0.000600000000000045" calcext:value-type="float">
            <text:p>0.0006</text:p>
          </table:table-cell>
          <table:table-cell table:style-name="ce2" table:formula="of:=SUM([.N2];-[.N4])" office:value-type="float" office:value="0.000300000000000022" calcext:value-type="float">
            <text:p>0.0003</text:p>
          </table:table-cell>
          <table:table-cell table:style-name="ce2" table:formula="of:=SUM([.O2];-[.O4])" office:value-type="float" office:value="0.000300000000000022" calcext:value-type="float">
            <text:p>0.0003</text:p>
          </table:table-cell>
          <table:table-cell table:style-name="ce2" table:formula="of:=SUM([.P2];-[.P4])" office:value-type="float" office:value="0.000600000000000045" calcext:value-type="float">
            <text:p>0.0006</text:p>
          </table:table-cell>
          <table:table-cell table:style-name="ce2" table:formula="of:=SUM([.Q2];-[.Q4])" office:value-type="float" office:value="0.000599999999999989" calcext:value-type="float">
            <text:p>0.0006</text:p>
          </table:table-cell>
          <table:table-cell table:style-name="ce2" table:formula="of:=SUM([.R2];-[.R4])" office:value-type="float" office:value="0.0005" calcext:value-type="float">
            <text:p>0.0005</text:p>
          </table:table-cell>
          <table:table-cell table:style-name="ce2" table:formula="of:=SUM([.S2];-[.S4])" office:value-type="float" office:value="0.000399999999999956" calcext:value-type="float">
            <text:p>0.0004</text:p>
          </table:table-cell>
          <table:table-cell table:style-name="ce2" table:formula="of:=SUM([.T2];-[.T4])" office:value-type="float" office:value="0.0005" calcext:value-type="float">
            <text:p>0.0005</text:p>
          </table:table-cell>
          <table:table-cell table:style-name="ce2" table:formula="of:=SUM([.U2];-[.U4])" office:value-type="float" office:value="0.000399999999999956" calcext:value-type="float">
            <text:p>0.0004</text:p>
          </table:table-cell>
          <table:table-cell table:style-name="ce2" table:formula="of:=SUM([.V2];-[.V4])" office:value-type="float" office:value="0.000299999999999967" calcext:value-type="float">
            <text:p>0.0003</text:p>
          </table:table-cell>
          <table:table-cell table:style-name="ce2" table:formula="of:=SUM([.W2];-[.W4])" office:value-type="float" office:value="0.0005" calcext:value-type="float">
            <text:p>0.0005</text:p>
          </table:table-cell>
          <table:table-cell table:style-name="ce2" table:formula="of:=SUM([.X2];-[.X4])" office:value-type="float" office:value="0.000400000000000011" calcext:value-type="float">
            <text:p>0.0004</text:p>
          </table:table-cell>
          <table:table-cell table:style-name="ce2" table:formula="of:=SUM([.Y2];-[.Y4])" office:value-type="float" office:value="0.000400000000000011" calcext:value-type="float">
            <text:p>0.0004</text:p>
          </table:table-cell>
          <table:table-cell table:style-name="ce2" table:formula="of:=SUM([.Z2];-[.Z4])" office:value-type="float" office:value="0.000099999999999989" calcext:value-type="float">
            <text:p>0.0001</text:p>
          </table:table-cell>
          <table:table-cell table:style-name="ce2" table:formula="of:=SUM([.AA2];-[.AA4])" office:value-type="float" office:value="0.000400000000000011" calcext:value-type="float">
            <text:p>0.0004</text:p>
          </table:table-cell>
          <table:table-cell table:style-name="ce2" table:formula="of:=SUM([.AB2];-[.AB4])" office:value-type="float" office:value="-0.000200000000000033" calcext:value-type="float">
            <text:p>-0.0002</text:p>
          </table:table-cell>
          <table:table-cell table:style-name="ce2" table:formula="of:=SUM([.AC2];-[.AC4])" office:value-type="float" office:value="0" calcext:value-type="float">
            <text:p>0</text:p>
          </table:table-cell>
          <table:table-cell table:style-name="ce2" table:formula="of:=SUM([.AD2];-[.AD4])" office:value-type="float" office:value="0.0005" calcext:value-type="float">
            <text:p>0.0005</text:p>
          </table:table-cell>
          <table:table-cell table:style-name="ce2" table:formula="of:=SUM([.AE2];-[.AE4])" office:value-type="float" office:value="0.000400000000000011" calcext:value-type="float">
            <text:p>0.0004</text:p>
          </table:table-cell>
          <table:table-cell table:style-name="ce2" table:formula="of:=SUM([.AF2];-[.AF4])" office:value-type="float" office:value="-0.000400000000000011" calcext:value-type="float">
            <text:p>-0.0004</text:p>
          </table:table-cell>
          <table:table-cell table:style-name="ce2" table:formula="of:=SUM([.AG2];-[.AG4])" office:value-type="float" office:value="0.0005" calcext:value-type="float">
            <text:p>0.0005</text:p>
          </table:table-cell>
          <table:table-cell table:style-name="ce2" table:formula="of:=SUM([.AH2];-[.AH4])" office:value-type="float" office:value="0.000400000000000011" calcext:value-type="float">
            <text:p>0.0004</text:p>
          </table:table-cell>
          <table:table-cell table:style-name="ce2" table:formula="of:=SUM([.AI2];-[.AI4])" office:value-type="float" office:value="-0.00109999999999999" calcext:value-type="float">
            <text:p>-0.0011</text:p>
          </table:table-cell>
          <table:table-cell table:style-name="ce2" table:formula="of:=SUM([.AJ2];-[.AJ4])" office:value-type="float" office:value="-0.001" calcext:value-type="float">
            <text:p>-0.001</text:p>
          </table:table-cell>
          <table:table-cell table:style-name="ce2" table:formula="of:=SUM([.AK2];-[.AK4])" office:value-type="float" office:value="0.000299999999999967" calcext:value-type="float">
            <text:p>0.0003</text:p>
          </table:table-cell>
          <table:table-cell table:style-name="ce2" table:formula="of:=SUM([.AL2];-[.AL4])" office:value-type="float" office:value="0.000400000000000011" calcext:value-type="float">
            <text:p>0.0004</text:p>
          </table:table-cell>
          <table:table-cell table:style-name="ce2" table:formula="of:=SUM([.AM2];-[.AM4])" office:value-type="float" office:value="0.000400000000000011" calcext:value-type="float">
            <text:p>0.0004</text:p>
          </table:table-cell>
          <table:table-cell table:style-name="ce2" table:formula="of:=SUM([.AN2];-[.AN4])" office:value-type="float" office:value="0.000400000000000011" calcext:value-type="float">
            <text:p>0.0004</text:p>
          </table:table-cell>
          <table:table-cell table:style-name="ce2" table:formula="of:=SUM([.AO2];-[.AO4])" office:value-type="float" office:value="0.000299999999999967" calcext:value-type="float">
            <text:p>0.0003</text:p>
          </table:table-cell>
          <table:table-cell table:style-name="ce2" table:formula="of:=SUM([.AP2];-[.AP4])" office:value-type="float" office:value="0.000400000000000011" calcext:value-type="float">
            <text:p>0.0004</text:p>
          </table:table-cell>
          <table:table-cell table:style-name="ce2" table:formula="of:=SUM([.AQ2];-[.AQ4])" office:value-type="float" office:value="0.000400000000000011" calcext:value-type="float">
            <text:p>0.0004</text:p>
          </table:table-cell>
          <table:table-cell table:style-name="ce2" table:formula="of:=SUM([.AR2];-[.AR4])" office:value-type="float" office:value="-0.000199999999999978" calcext:value-type="float">
            <text:p>-0.0002</text:p>
          </table:table-cell>
          <table:table-cell table:style-name="ce2" table:formula="of:=SUM([.AS2];-[.AS4])" office:value-type="float" office:value="0.000400000000000011" calcext:value-type="float">
            <text:p>0.0004</text:p>
          </table:table-cell>
          <table:table-cell table:style-name="ce2" table:formula="of:=SUM([.AT2];-[.AT4])" office:value-type="float" office:value="0.000300000000000022" calcext:value-type="float">
            <text:p>0.0003</text:p>
          </table:table-cell>
          <table:table-cell table:style-name="ce2" table:formula="of:=SUM([.AU2];-[.AU4])" office:value-type="float" office:value="0.000300000000000022" calcext:value-type="float">
            <text:p>0.0003</text:p>
          </table:table-cell>
          <table:table-cell table:style-name="ce2" table:formula="of:=SUM([.AV2];-[.AV4])" office:value-type="float" office:value="0" calcext:value-type="float">
            <text:p>0</text:p>
          </table:table-cell>
          <table:table-cell table:style-name="ce2" table:formula="of:=SUM([.AW2];-[.AW4])" office:value-type="float" office:value="0.000300000000000022" calcext:value-type="float">
            <text:p>0.0003</text:p>
          </table:table-cell>
          <table:table-cell table:style-name="ce2" table:formula="of:=SUM([.AX2];-[.AX4])" office:value-type="float" office:value="0.000199999999999978" calcext:value-type="float">
            <text:p>0.0002</text:p>
          </table:table-cell>
          <table:table-cell table:style-name="ce2" table:formula="of:=SUM([.AY2];-[.AY4])" office:value-type="float" office:value="0.000300000000000022" calcext:value-type="float">
            <text:p>0.0003</text:p>
          </table:table-cell>
          <table:table-cell table:style-name="ce2" table:formula="of:=SUM([.AZ2];-[.AZ4])" office:value-type="float" office:value="0.000099999999999989" calcext:value-type="float">
            <text:p>0.0001</text:p>
          </table:table-cell>
          <table:table-cell table:style-name="ce2" table:formula="of:=SUM([.BA2];-[.BA4])" office:value-type="float" office:value="-0.0005" calcext:value-type="float">
            <text:p>-0.0005</text:p>
          </table:table-cell>
          <table:table-cell table:style-name="ce2" table:formula="of:=SUM([.BB2];-[.BB4])" office:value-type="float" office:value="0.000300000000000022" calcext:value-type="float">
            <text:p>0.0003</text:p>
          </table:table-cell>
          <table:table-cell table:style-name="ce2" table:formula="of:=SUM([.BC2];-[.BC4])" office:value-type="float" office:value="0.000300000000000022" calcext:value-type="float">
            <text:p>0.0003</text:p>
          </table:table-cell>
          <table:table-cell table:style-name="ce2" table:formula="of:=SUM([.BD2];-[.BD4])" office:value-type="float" office:value="0.000300000000000022" calcext:value-type="float">
            <text:p>0.0003</text:p>
          </table:table-cell>
          <table:table-cell table:style-name="ce2" table:formula="of:=SUM([.BE2];-[.BE4])" office:value-type="float" office:value="0.000300000000000022" calcext:value-type="float">
            <text:p>0.0003</text:p>
          </table:table-cell>
          <table:table-cell table:style-name="ce2" table:formula="of:=SUM([.BF2];-[.BF4])" office:value-type="float" office:value="0.000400000000000011" calcext:value-type="float">
            <text:p>0.0004</text:p>
          </table:table-cell>
          <table:table-cell table:style-name="ce2" table:formula="of:=SUM([.BG2];-[.BG4])" office:value-type="float" office:value="0.000400000000000011" calcext:value-type="float">
            <text:p>0.0004</text:p>
          </table:table-cell>
          <table:table-cell table:style-name="ce2" table:formula="of:=SUM([.BH2];-[.BH4])" office:value-type="float" office:value="0" calcext:value-type="float">
            <text:p>0</text:p>
          </table:table-cell>
          <table:table-cell table:style-name="ce2" table:formula="of:=SUM([.BI2];-[.BI4])" office:value-type="float" office:value="0.000300000000000022" calcext:value-type="float">
            <text:p>0.0003</text:p>
          </table:table-cell>
          <table:table-cell table:style-name="ce2" table:formula="of:=SUM([.BJ2];-[.BJ4])" office:value-type="float" office:value="0.000300000000000022" calcext:value-type="float">
            <text:p>0.0003</text:p>
          </table:table-cell>
          <table:table-cell table:style-name="ce2" table:formula="of:=SUM([.BK2];-[.BK4])" office:value-type="float" office:value="0.000099999999999989" calcext:value-type="float">
            <text:p>0.0001</text:p>
          </table:table-cell>
          <table:table-cell table:style-name="ce2" table:formula="of:=SUM([.BL2];-[.BL4])" office:value-type="float" office:value="0.000300000000000022" calcext:value-type="float">
            <text:p>0.0003</text:p>
          </table:table-cell>
          <table:table-cell table:style-name="ce2" table:formula="of:=SUM([.BM2];-[.BM4])" office:value-type="float" office:value="0.000400000000000011" calcext:value-type="float">
            <text:p>0.0004</text:p>
          </table:table-cell>
          <table:table-cell table:style-name="ce2" table:formula="of:=SUM([.BN2];-[.BN4])" office:value-type="float" office:value="0.000300000000000022" calcext:value-type="float">
            <text:p>0.0003</text:p>
          </table:table-cell>
          <table:table-cell table:style-name="ce2" table:formula="of:=SUM([.BO2];-[.BO4])" office:value-type="float" office:value="0.000300000000000022" calcext:value-type="float">
            <text:p>0.0003</text:p>
          </table:table-cell>
          <table:table-cell table:style-name="ce2" table:formula="of:=SUM([.BP2];-[.BP4])" office:value-type="float" office:value="0.000099999999999989" calcext:value-type="float">
            <text:p>0.0001</text:p>
          </table:table-cell>
          <table:table-cell table:style-name="ce2" table:formula="of:=SUM([.BQ2];-[.BQ4])" office:value-type="float" office:value="0.000300000000000022" calcext:value-type="float">
            <text:p>0.0003</text:p>
          </table:table-cell>
          <table:table-cell table:style-name="ce2" table:formula="of:=SUM([.BR2];-[.BR4])" office:value-type="float" office:value="0.000199999999999978" calcext:value-type="float">
            <text:p>0.0002</text:p>
          </table:table-cell>
          <table:table-cell table:style-name="ce2" table:formula="of:=SUM([.BS2];-[.BS4])" office:value-type="float" office:value="0.000300000000000022" calcext:value-type="float">
            <text:p>0.0003</text:p>
          </table:table-cell>
          <table:table-cell table:style-name="ce2" table:formula="of:=SUM([.BT2];-[.BT4])" office:value-type="float" office:value="0.000300000000000022" calcext:value-type="float">
            <text:p>0.0003</text:p>
          </table:table-cell>
          <table:table-cell table:style-name="ce2" table:formula="of:=SUM([.BU2];-[.BU4])" office:value-type="float" office:value="0.000400000000000011" calcext:value-type="float">
            <text:p>0.0004</text:p>
          </table:table-cell>
          <table:table-cell table:style-name="ce2" table:formula="of:=SUM([.BV2];-[.BV4])" office:value-type="float" office:value="0.000300000000000022" calcext:value-type="float">
            <text:p>0.0003</text:p>
          </table:table-cell>
          <table:table-cell table:style-name="ce2" table:formula="of:=SUM([.BW2];-[.BW4])" office:value-type="float" office:value="0.000099999999999989" calcext:value-type="float">
            <text:p>0.0001</text:p>
          </table:table-cell>
          <table:table-cell table:style-name="ce2" table:formula="of:=SUM([.BX2];-[.BX4])" office:value-type="float" office:value="0.000300000000000022" calcext:value-type="float">
            <text:p>0.0003</text:p>
          </table:table-cell>
          <table:table-cell table:style-name="ce2" table:formula="of:=SUM([.BY2];-[.BY4])" office:value-type="float" office:value="0.000400000000000011" calcext:value-type="float">
            <text:p>0.0004</text:p>
          </table:table-cell>
          <table:table-cell table:style-name="ce2" table:formula="of:=SUM([.BZ2];-[.BZ4])" office:value-type="float" office:value="0.000300000000000022" calcext:value-type="float">
            <text:p>0.0003</text:p>
          </table:table-cell>
          <table:table-cell table:style-name="ce2" table:formula="of:=SUM([.CA2];-[.CA4])" office:value-type="float" office:value="0.000300000000000022" calcext:value-type="float">
            <text:p>0.0003</text:p>
          </table:table-cell>
          <table:table-cell table:style-name="ce2" table:formula="of:=SUM([.CB2];-[.CB4])" office:value-type="float" office:value="0.000400000000000011" calcext:value-type="float">
            <text:p>0.0004</text:p>
          </table:table-cell>
          <table:table-cell table:style-name="ce2" table:formula="of:=SUM([.CC2];-[.CC4])" office:value-type="float" office:value="0.000400000000000011" calcext:value-type="float">
            <text:p>0.0004</text:p>
          </table:table-cell>
          <table:table-cell table:style-name="ce2" table:formula="of:=SUM([.CD2];-[.CD4])" office:value-type="float" office:value="0.000400000000000011" calcext:value-type="float">
            <text:p>0.0004</text:p>
          </table:table-cell>
          <table:table-cell table:style-name="ce2" table:formula="of:=SUM([.CE2];-[.CE4])" office:value-type="float" office:value="0.000300000000000022" calcext:value-type="float">
            <text:p>0.0003</text:p>
          </table:table-cell>
          <table:table-cell table:style-name="ce2" table:formula="of:=SUM([.CF2];-[.CF4])" office:value-type="float" office:value="0.000300000000000022" calcext:value-type="float">
            <text:p>0.0003</text:p>
          </table:table-cell>
          <table:table-cell table:style-name="ce2" table:formula="of:=SUM([.CG2];-[.CG4])" office:value-type="float" office:value="0.000300000000000022" calcext:value-type="float">
            <text:p>0.0003</text:p>
          </table:table-cell>
          <table:table-cell table:style-name="ce2" table:formula="of:=SUM([.CH2];-[.CH4])" office:value-type="float" office:value="0.000400000000000011" calcext:value-type="float">
            <text:p>0.0004</text:p>
          </table:table-cell>
          <table:table-cell table:style-name="ce2" table:formula="of:=SUM([.CI2];-[.CI4])" office:value-type="float" office:value="0.000300000000000022" calcext:value-type="float">
            <text:p>0.0003</text:p>
          </table:table-cell>
          <table:table-cell table:style-name="ce2" table:formula="of:=SUM([.CJ2];-[.CJ4])" office:value-type="float" office:value="0.000199999999999978" calcext:value-type="float">
            <text:p>0.0002</text:p>
          </table:table-cell>
          <table:table-cell table:style-name="ce2" table:formula="of:=SUM([.CK2];-[.CK4])" office:value-type="float" office:value="0.000099999999999989" calcext:value-type="float">
            <text:p>0.0001</text:p>
          </table:table-cell>
          <table:table-cell table:style-name="ce2" table:formula="of:=SUM([.CL2];-[.CL4])" office:value-type="float" office:value="0.000199999999999978" calcext:value-type="float">
            <text:p>0.0002</text:p>
          </table:table-cell>
          <table:table-cell table:style-name="ce2" table:formula="of:=SUM([.CM2];-[.CM4])" office:value-type="float" office:value="0.000199999999999978" calcext:value-type="float">
            <text:p>0.0002</text:p>
          </table:table-cell>
          <table:table-cell table:style-name="ce2" table:formula="of:=SUM([.CN2];-[.CN4])" office:value-type="float" office:value="0.000300000000000022" calcext:value-type="float">
            <text:p>0.0003</text:p>
          </table:table-cell>
          <table:table-cell table:style-name="ce2" table:formula="of:=SUM([.CO2];-[.CO4])" office:value-type="float" office:value="0.000199999999999978" calcext:value-type="float">
            <text:p>0.0002</text:p>
          </table:table-cell>
          <table:table-cell table:style-name="ce2" table:formula="of:=SUM([.CP2];-[.CP4])" office:value-type="float" office:value="0.000300000000000022" calcext:value-type="float">
            <text:p>0.0003</text:p>
          </table:table-cell>
          <table:table-cell table:style-name="ce2" table:formula="of:=SUM([.CQ2];-[.CQ4])" office:value-type="float" office:value="0.000300000000000022" calcext:value-type="float">
            <text:p>0.0003</text:p>
          </table:table-cell>
          <table:table-cell table:style-name="ce2" table:formula="of:=SUM([.CR2];-[.CR4])" office:value-type="float" office:value="0.000300000000000022" calcext:value-type="float">
            <text:p>0.0003</text:p>
          </table:table-cell>
          <table:table-cell table:style-name="ce2" table:formula="of:=SUM([.CS2];-[.CS4])" office:value-type="float" office:value="0.000300000000000022" calcext:value-type="float">
            <text:p>0.0003</text:p>
          </table:table-cell>
          <table:table-cell table:style-name="ce2" table:formula="of:=SUM([.CT2];-[.CT4])" office:value-type="float" office:value="0.000300000000000022" calcext:value-type="float">
            <text:p>0.0003</text:p>
          </table:table-cell>
          <table:table-cell table:style-name="ce2" table:formula="of:=SUM([.CU2];-[.CU4])" office:value-type="float" office:value="0.000099999999999989" calcext:value-type="float">
            <text:p>0.0001</text:p>
          </table:table-cell>
          <table:table-cell table:style-name="ce2" table:formula="of:=SUM([.CV2];-[.CV4])" office:value-type="float" office:value="0.000400000000000011" calcext:value-type="float">
            <text:p>0.0004</text:p>
          </table:table-cell>
          <table:table-cell table:style-name="ce2" table:formula="of:=SUM([.CW2];-[.CW4])" office:value-type="float" office:value="0.000300000000000022" calcext:value-type="float">
            <text:p>0.0003</text:p>
          </table:table-cell>
          <table:table-cell table:style-name="ce2" table:formula="of:=SUM([.CX2];-[.CX4])" office:value-type="float" office:value="0.000300000000000022" calcext:value-type="float">
            <text:p>0.0003</text:p>
          </table:table-cell>
          <table:table-cell table:style-name="ce2" table:number-columns-repeated="922"/>
        </table:table-row>
        <table:table-row table:style-name="ro1">
          <table:table-cell office:value-type="string" calcext:value-type="string">
            <text:p>When validation error starts to rise there is overfitting </text:p>
          </table:table-cell>
          <table:table-cell table:number-columns-repeated="1023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12T17:33:47.201703416</dc:date>
    <meta:editing-duration>PT2H47M39S</meta:editing-duration>
    <meta:editing-cycles>1</meta:editing-cycles>
    <meta:document-statistic meta:table-count="1" meta:cell-count="906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99cm" svg:height="9.551cm" xlink:href=".." xlink:type="simple" chart:class="chart:line" chart:style-name="ch1">
        <chart:legend chart:legend-position="end" svg:x="14.164cm" svg:y="4.227cm" style:legend-expansion="high" chart:style-name="ch2"/>
        <chart:plot-area chart:style-name="ch3" table:cell-range-address="stats.A2:stats.CX2 stats.A4:stats.CX4" chart:data-source-has-labels="column" svg:x="0.413cm" svg:y="0.447cm" svg:width="13.657cm" svg:height="9.096cm">
          <chartooo:coordinate-region svg:x="1.511cm" svg:y="0.646cm" svg:width="12.418cm" svg:height="7.9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tats.B2:stats.CX2" chart:label-cell-address="stats.A2:stats.A2" chart:class="chart:line">
            <chart:data-point chart:repeated="101"/>
          </chart:series>
          <chart:series chart:style-name="ch7" chart:values-cell-range-address="stats.B4:stats.CX4" chart:label-cell-address="stats.A4:stats.A4" chart:class="chart:line"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</table:table-row>
          </table:table-header-rows>
          <table:table-rows>
            <table:table-row>
              <table:table-cell office:value-type="string">
                <text:p>train_loss</text:p>
                <draw:g>
                  <svg:desc>stats.A2:stats.A2</svg:desc>
                </draw:g>
              </table:table-cell>
              <table:table-cell office:value-type="float" office:value="0.3366">
                <text:p>0.3366</text:p>
                <draw:g>
                  <svg:desc>stats.B2:stats.CX2</svg:desc>
                </draw:g>
              </table:table-cell>
              <table:table-cell office:value-type="float" office:value="0.3356">
                <text:p>0.3356</text:p>
              </table:table-cell>
              <table:table-cell office:value-type="float" office:value="0.3349">
                <text:p>0.3349</text:p>
              </table:table-cell>
              <table:table-cell office:value-type="float" office:value="0.3348">
                <text:p>0.3348</text:p>
              </table:table-cell>
              <table:table-cell office:value-type="float" office:value="0.3347">
                <text:p>0.3347</text:p>
              </table:table-cell>
              <table:table-cell office:value-type="float" office:value="0.3346">
                <text:p>0.3346</text:p>
              </table:table-cell>
              <table:table-cell office:value-type="float" office:value="0.3345">
                <text:p>0.3345</text:p>
              </table:table-cell>
              <table:table-cell office:value-type="float" office:value="0.3345">
                <text:p>0.3345</text:p>
              </table:table-cell>
              <table:table-cell office:value-type="float" office:value="0.3344">
                <text:p>0.3344</text:p>
              </table:table-cell>
              <table:table-cell office:value-type="float" office:value="0.3344">
                <text:p>0.3344</text:p>
              </table:table-cell>
              <table:table-cell office:value-type="float" office:value="0.3344">
                <text:p>0.3344</text:p>
              </table:table-cell>
              <table:table-cell office:value-type="float" office:value="0.3343">
                <text:p>0.3343</text:p>
              </table:table-cell>
              <table:table-cell office:value-type="float" office:value="0.3343">
                <text:p>0.3343</text:p>
              </table:table-cell>
              <table:table-cell office:value-type="float" office:value="0.3343">
                <text:p>0.3343</text:p>
              </table:table-cell>
              <table:table-cell office:value-type="float" office:value="0.3343">
                <text:p>0.3343</text:p>
              </table:table-cell>
              <table:table-cell office:value-type="float" office:value="0.3342">
                <text:p>0.3342</text:p>
              </table:table-cell>
              <table:table-cell office:value-type="float" office:value="0.3342">
                <text:p>0.3342</text:p>
              </table:table-cell>
              <table:table-cell office:value-type="float" office:value="0.3342">
                <text:p>0.3342</text:p>
              </table:table-cell>
              <table:table-cell office:value-type="float" office:value="0.3342">
                <text:p>0.3342</text:p>
              </table:table-cell>
              <table:table-cell office:value-type="float" office:value="0.3342">
                <text:p>0.3342</text:p>
              </table:table-cell>
              <table:table-cell office:value-type="float" office:value="0.3342">
                <text:p>0.3342</text:p>
              </table:table-cell>
              <table:table-cell office:value-type="float" office:value="0.3342">
                <text:p>0.3342</text:p>
              </table:table-cell>
              <table:table-cell office:value-type="float" office:value="0.3341">
                <text:p>0.3341</text:p>
              </table:table-cell>
              <table:table-cell office:value-type="float" office:value="0.3341">
                <text:p>0.3341</text:p>
              </table:table-cell>
              <table:table-cell office:value-type="float" office:value="0.3341">
                <text:p>0.3341</text:p>
              </table:table-cell>
              <table:table-cell office:value-type="float" office:value="0.3341">
                <text:p>0.3341</text:p>
              </table:table-cell>
              <table:table-cell office:value-type="float" office:value="0.3341">
                <text:p>0.3341</text:p>
              </table:table-cell>
              <table:table-cell office:value-type="float" office:value="0.3341">
                <text:p>0.3341</text:p>
              </table:table-cell>
              <table:table-cell office:value-type="float" office:value="0.3341">
                <text:p>0.3341</text:p>
              </table:table-cell>
              <table:table-cell office:value-type="float" office:value="0.3341">
                <text:p>0.3341</text:p>
              </table:table-cell>
              <table:table-cell office:value-type="float" office:value="0.3341">
                <text:p>0.3341</text:p>
              </table:table-cell>
              <table:table-cell office:value-type="float" office:value="0.3341">
                <text:p>0.3341</text:p>
              </table:table-cell>
              <table:table-cell office:value-type="float" office:value="0.3341">
                <text:p>0.3341</text:p>
              </table:table-cell>
              <table:table-cell office:value-type="float" office:value="0.3341">
                <text:p>0.3341</text:p>
              </table:table-cell>
              <table:table-cell office:value-type="float" office:value="0.3341">
                <text:p>0.3341</text:p>
              </table:table-cell>
              <table:table-cell office:value-type="float" office:value="0.3341">
                <text:p>0.3341</text:p>
              </table:table-cell>
              <table:table-cell office:value-type="float" office:value="0.3341">
                <text:p>0.3341</text:p>
              </table:table-cell>
              <table:table-cell office:value-type="float" office:value="0.3341">
                <text:p>0.3341</text:p>
              </table:table-cell>
              <table:table-cell office:value-type="float" office:value="0.3341">
                <text:p>0.3341</text:p>
              </table:table-cell>
              <table:table-cell office:value-type="float" office:value="0.3341">
                <text:p>0.3341</text:p>
              </table:table-cell>
              <table:table-cell office:value-type="float" office:value="0.3341">
                <text:p>0.3341</text:p>
              </table:table-cell>
              <table:table-cell office:value-type="float" office:value="0.3341">
                <text:p>0.3341</text:p>
              </table:table-cell>
              <table:table-cell office:value-type="float" office:value="0.334">
                <text:p>0.334</text:p>
              </table:table-cell>
              <table:table-cell office:value-type="float" office:value="0.3341">
                <text:p>0.3341</text:p>
              </table:table-cell>
              <table:table-cell office:value-type="float" office:value="0.334">
                <text:p>0.334</text:p>
              </table:table-cell>
              <table:table-cell office:value-type="float" office:value="0.334">
                <text:p>0.334</text:p>
              </table:table-cell>
              <table:table-cell office:value-type="float" office:value="0.334">
                <text:p>0.334</text:p>
              </table:table-cell>
              <table:table-cell office:value-type="float" office:value="0.334">
                <text:p>0.334</text:p>
              </table:table-cell>
              <table:table-cell office:value-type="float" office:value="0.334">
                <text:p>0.334</text:p>
              </table:table-cell>
              <table:table-cell office:value-type="float" office:value="0.334">
                <text:p>0.334</text:p>
              </table:table-cell>
              <table:table-cell office:value-type="float" office:value="0.334">
                <text:p>0.334</text:p>
              </table:table-cell>
              <table:table-cell office:value-type="float" office:value="0.334">
                <text:p>0.334</text:p>
              </table:table-cell>
              <table:table-cell office:value-type="float" office:value="0.334">
                <text:p>0.334</text:p>
              </table:table-cell>
              <table:table-cell office:value-type="float" office:value="0.334">
                <text:p>0.334</text:p>
              </table:table-cell>
              <table:table-cell office:value-type="float" office:value="0.334">
                <text:p>0.334</text:p>
              </table:table-cell>
              <table:table-cell office:value-type="float" office:value="0.334">
                <text:p>0.334</text:p>
              </table:table-cell>
              <table:table-cell office:value-type="float" office:value="0.334">
                <text:p>0.334</text:p>
              </table:table-cell>
              <table:table-cell office:value-type="float" office:value="0.334">
                <text:p>0.334</text:p>
              </table:table-cell>
              <table:table-cell office:value-type="float" office:value="0.334">
                <text:p>0.334</text:p>
              </table:table-cell>
              <table:table-cell office:value-type="float" office:value="0.334">
                <text:p>0.334</text:p>
              </table:table-cell>
              <table:table-cell office:value-type="float" office:value="0.334">
                <text:p>0.334</text:p>
              </table:table-cell>
              <table:table-cell office:value-type="float" office:value="0.334">
                <text:p>0.334</text:p>
              </table:table-cell>
              <table:table-cell office:value-type="float" office:value="0.334">
                <text:p>0.334</text:p>
              </table:table-cell>
              <table:table-cell office:value-type="float" office:value="0.334">
                <text:p>0.334</text:p>
              </table:table-cell>
              <table:table-cell office:value-type="float" office:value="0.334">
                <text:p>0.334</text:p>
              </table:table-cell>
              <table:table-cell office:value-type="float" office:value="0.334">
                <text:p>0.334</text:p>
              </table:table-cell>
              <table:table-cell office:value-type="float" office:value="0.334">
                <text:p>0.334</text:p>
              </table:table-cell>
              <table:table-cell office:value-type="float" office:value="0.334">
                <text:p>0.334</text:p>
              </table:table-cell>
              <table:table-cell office:value-type="float" office:value="0.334">
                <text:p>0.334</text:p>
              </table:table-cell>
              <table:table-cell office:value-type="float" office:value="0.334">
                <text:p>0.334</text:p>
              </table:table-cell>
              <table:table-cell office:value-type="float" office:value="0.334">
                <text:p>0.334</text:p>
              </table:table-cell>
              <table:table-cell office:value-type="float" office:value="0.334">
                <text:p>0.334</text:p>
              </table:table-cell>
              <table:table-cell office:value-type="float" office:value="0.334">
                <text:p>0.334</text:p>
              </table:table-cell>
              <table:table-cell office:value-type="float" office:value="0.334">
                <text:p>0.334</text:p>
              </table:table-cell>
              <table:table-cell office:value-type="float" office:value="0.334">
                <text:p>0.334</text:p>
              </table:table-cell>
              <table:table-cell office:value-type="float" office:value="0.334">
                <text:p>0.334</text:p>
              </table:table-cell>
              <table:table-cell office:value-type="float" office:value="0.334">
                <text:p>0.334</text:p>
              </table:table-cell>
              <table:table-cell office:value-type="float" office:value="0.334">
                <text:p>0.334</text:p>
              </table:table-cell>
              <table:table-cell office:value-type="float" office:value="0.334">
                <text:p>0.334</text:p>
              </table:table-cell>
              <table:table-cell office:value-type="float" office:value="0.334">
                <text:p>0.334</text:p>
              </table:table-cell>
              <table:table-cell office:value-type="float" office:value="0.334">
                <text:p>0.334</text:p>
              </table:table-cell>
              <table:table-cell office:value-type="float" office:value="0.334">
                <text:p>0.334</text:p>
              </table:table-cell>
              <table:table-cell office:value-type="float" office:value="0.334">
                <text:p>0.334</text:p>
              </table:table-cell>
              <table:table-cell office:value-type="float" office:value="0.334">
                <text:p>0.334</text:p>
              </table:table-cell>
              <table:table-cell office:value-type="float" office:value="0.334">
                <text:p>0.334</text:p>
              </table:table-cell>
              <table:table-cell office:value-type="float" office:value="0.334">
                <text:p>0.334</text:p>
              </table:table-cell>
              <table:table-cell office:value-type="float" office:value="0.334">
                <text:p>0.334</text:p>
              </table:table-cell>
              <table:table-cell office:value-type="float" office:value="0.334">
                <text:p>0.334</text:p>
              </table:table-cell>
              <table:table-cell office:value-type="float" office:value="0.334">
                <text:p>0.334</text:p>
              </table:table-cell>
              <table:table-cell office:value-type="float" office:value="0.334">
                <text:p>0.334</text:p>
              </table:table-cell>
              <table:table-cell office:value-type="float" office:value="0.334">
                <text:p>0.334</text:p>
              </table:table-cell>
              <table:table-cell office:value-type="float" office:value="0.334">
                <text:p>0.334</text:p>
              </table:table-cell>
              <table:table-cell office:value-type="float" office:value="0.334">
                <text:p>0.334</text:p>
              </table:table-cell>
              <table:table-cell office:value-type="float" office:value="0.334">
                <text:p>0.334</text:p>
              </table:table-cell>
              <table:table-cell office:value-type="float" office:value="0.334">
                <text:p>0.334</text:p>
              </table:table-cell>
              <table:table-cell office:value-type="float" office:value="0.334">
                <text:p>0.334</text:p>
              </table:table-cell>
              <table:table-cell office:value-type="float" office:value="0.334">
                <text:p>0.334</text:p>
              </table:table-cell>
              <table:table-cell office:value-type="float" office:value="0.334">
                <text:p>0.334</text:p>
              </table:table-cell>
              <table:table-cell office:value-type="float" office:value="0.334">
                <text:p>0.334</text:p>
              </table:table-cell>
              <table:table-cell office:value-type="float" office:value="0.334">
                <text:p>0.334</text:p>
              </table:table-cell>
              <table:table-cell office:value-type="float" office:value="0.334">
                <text:p>0.334</text:p>
              </table:table-cell>
            </table:table-row>
            <table:table-row>
              <table:table-cell office:value-type="string">
                <text:p>val_loss</text:p>
                <draw:g>
                  <svg:desc>stats.A4:stats.A4</svg:desc>
                </draw:g>
              </table:table-cell>
              <table:table-cell office:value-type="float" office:value="0.3339">
                <text:p>0.3339</text:p>
                <draw:g>
                  <svg:desc>stats.B4:stats.CX4</svg:desc>
                </draw:g>
              </table:table-cell>
              <table:table-cell office:value-type="float" office:value="0.3354">
                <text:p>0.3354</text:p>
              </table:table-cell>
              <table:table-cell office:value-type="float" office:value="0.3338">
                <text:p>0.3338</text:p>
              </table:table-cell>
              <table:table-cell office:value-type="float" office:value="0.3337">
                <text:p>0.3337</text:p>
              </table:table-cell>
              <table:table-cell office:value-type="float" office:value="0.3373">
                <text:p>0.3373</text:p>
              </table:table-cell>
              <table:table-cell office:value-type="float" office:value="0.3339">
                <text:p>0.3339</text:p>
              </table:table-cell>
              <table:table-cell office:value-type="float" office:value="0.3343">
                <text:p>0.3343</text:p>
              </table:table-cell>
              <table:table-cell office:value-type="float" office:value="0.3339">
                <text:p>0.3339</text:p>
              </table:table-cell>
              <table:table-cell office:value-type="float" office:value="0.3338">
                <text:p>0.3338</text:p>
              </table:table-cell>
              <table:table-cell office:value-type="float" office:value="0.3344">
                <text:p>0.3344</text:p>
              </table:table-cell>
              <table:table-cell office:value-type="float" office:value="0.334">
                <text:p>0.334</text:p>
              </table:table-cell>
              <table:table-cell office:value-type="float" office:value="0.3337">
                <text:p>0.3337</text:p>
              </table:table-cell>
              <table:table-cell office:value-type="float" office:value="0.334">
                <text:p>0.334</text:p>
              </table:table-cell>
              <table:table-cell office:value-type="float" office:value="0.334">
                <text:p>0.334</text:p>
              </table:table-cell>
              <table:table-cell office:value-type="float" office:value="0.3337">
                <text:p>0.3337</text:p>
              </table:table-cell>
              <table:table-cell office:value-type="float" office:value="0.3336">
                <text:p>0.3336</text:p>
              </table:table-cell>
              <table:table-cell office:value-type="float" office:value="0.3337">
                <text:p>0.3337</text:p>
              </table:table-cell>
              <table:table-cell office:value-type="float" office:value="0.3338">
                <text:p>0.3338</text:p>
              </table:table-cell>
              <table:table-cell office:value-type="float" office:value="0.3337">
                <text:p>0.3337</text:p>
              </table:table-cell>
              <table:table-cell office:value-type="float" office:value="0.3338">
                <text:p>0.3338</text:p>
              </table:table-cell>
              <table:table-cell office:value-type="float" office:value="0.3339">
                <text:p>0.3339</text:p>
              </table:table-cell>
              <table:table-cell office:value-type="float" office:value="0.3337">
                <text:p>0.3337</text:p>
              </table:table-cell>
              <table:table-cell office:value-type="float" office:value="0.3337">
                <text:p>0.3337</text:p>
              </table:table-cell>
              <table:table-cell office:value-type="float" office:value="0.3337">
                <text:p>0.3337</text:p>
              </table:table-cell>
              <table:table-cell office:value-type="float" office:value="0.334">
                <text:p>0.334</text:p>
              </table:table-cell>
              <table:table-cell office:value-type="float" office:value="0.3337">
                <text:p>0.3337</text:p>
              </table:table-cell>
              <table:table-cell office:value-type="float" office:value="0.3343">
                <text:p>0.3343</text:p>
              </table:table-cell>
              <table:table-cell office:value-type="float" office:value="0.3341">
                <text:p>0.3341</text:p>
              </table:table-cell>
              <table:table-cell office:value-type="float" office:value="0.3336">
                <text:p>0.3336</text:p>
              </table:table-cell>
              <table:table-cell office:value-type="float" office:value="0.3337">
                <text:p>0.3337</text:p>
              </table:table-cell>
              <table:table-cell office:value-type="float" office:value="0.3345">
                <text:p>0.3345</text:p>
              </table:table-cell>
              <table:table-cell office:value-type="float" office:value="0.3336">
                <text:p>0.3336</text:p>
              </table:table-cell>
              <table:table-cell office:value-type="float" office:value="0.3337">
                <text:p>0.3337</text:p>
              </table:table-cell>
              <table:table-cell office:value-type="float" office:value="0.3352">
                <text:p>0.3352</text:p>
              </table:table-cell>
              <table:table-cell office:value-type="float" office:value="0.3351">
                <text:p>0.3351</text:p>
              </table:table-cell>
              <table:table-cell office:value-type="float" office:value="0.3338">
                <text:p>0.3338</text:p>
              </table:table-cell>
              <table:table-cell office:value-type="float" office:value="0.3337">
                <text:p>0.3337</text:p>
              </table:table-cell>
              <table:table-cell office:value-type="float" office:value="0.3337">
                <text:p>0.3337</text:p>
              </table:table-cell>
              <table:table-cell office:value-type="float" office:value="0.3337">
                <text:p>0.3337</text:p>
              </table:table-cell>
              <table:table-cell office:value-type="float" office:value="0.3338">
                <text:p>0.3338</text:p>
              </table:table-cell>
              <table:table-cell office:value-type="float" office:value="0.3337">
                <text:p>0.3337</text:p>
              </table:table-cell>
              <table:table-cell office:value-type="float" office:value="0.3337">
                <text:p>0.3337</text:p>
              </table:table-cell>
              <table:table-cell office:value-type="float" office:value="0.3342">
                <text:p>0.3342</text:p>
              </table:table-cell>
              <table:table-cell office:value-type="float" office:value="0.3337">
                <text:p>0.3337</text:p>
              </table:table-cell>
              <table:table-cell office:value-type="float" office:value="0.3337">
                <text:p>0.3337</text:p>
              </table:table-cell>
              <table:table-cell office:value-type="float" office:value="0.3337">
                <text:p>0.3337</text:p>
              </table:table-cell>
              <table:table-cell office:value-type="float" office:value="0.334">
                <text:p>0.334</text:p>
              </table:table-cell>
              <table:table-cell office:value-type="float" office:value="0.3337">
                <text:p>0.3337</text:p>
              </table:table-cell>
              <table:table-cell office:value-type="float" office:value="0.3338">
                <text:p>0.3338</text:p>
              </table:table-cell>
              <table:table-cell office:value-type="float" office:value="0.3337">
                <text:p>0.3337</text:p>
              </table:table-cell>
              <table:table-cell office:value-type="float" office:value="0.3339">
                <text:p>0.3339</text:p>
              </table:table-cell>
              <table:table-cell office:value-type="float" office:value="0.3345">
                <text:p>0.3345</text:p>
              </table:table-cell>
              <table:table-cell office:value-type="float" office:value="0.3337">
                <text:p>0.3337</text:p>
              </table:table-cell>
              <table:table-cell office:value-type="float" office:value="0.3337">
                <text:p>0.3337</text:p>
              </table:table-cell>
              <table:table-cell office:value-type="float" office:value="0.3337">
                <text:p>0.3337</text:p>
              </table:table-cell>
              <table:table-cell office:value-type="float" office:value="0.3337">
                <text:p>0.3337</text:p>
              </table:table-cell>
              <table:table-cell office:value-type="float" office:value="0.3336">
                <text:p>0.3336</text:p>
              </table:table-cell>
              <table:table-cell office:value-type="float" office:value="0.3336">
                <text:p>0.3336</text:p>
              </table:table-cell>
              <table:table-cell office:value-type="float" office:value="0.334">
                <text:p>0.334</text:p>
              </table:table-cell>
              <table:table-cell office:value-type="float" office:value="0.3337">
                <text:p>0.3337</text:p>
              </table:table-cell>
              <table:table-cell office:value-type="float" office:value="0.3337">
                <text:p>0.3337</text:p>
              </table:table-cell>
              <table:table-cell office:value-type="float" office:value="0.3339">
                <text:p>0.3339</text:p>
              </table:table-cell>
              <table:table-cell office:value-type="float" office:value="0.3337">
                <text:p>0.3337</text:p>
              </table:table-cell>
              <table:table-cell office:value-type="float" office:value="0.3336">
                <text:p>0.3336</text:p>
              </table:table-cell>
              <table:table-cell office:value-type="float" office:value="0.3337">
                <text:p>0.3337</text:p>
              </table:table-cell>
              <table:table-cell office:value-type="float" office:value="0.3337">
                <text:p>0.3337</text:p>
              </table:table-cell>
              <table:table-cell office:value-type="float" office:value="0.3339">
                <text:p>0.3339</text:p>
              </table:table-cell>
              <table:table-cell office:value-type="float" office:value="0.3337">
                <text:p>0.3337</text:p>
              </table:table-cell>
              <table:table-cell office:value-type="float" office:value="0.3338">
                <text:p>0.3338</text:p>
              </table:table-cell>
              <table:table-cell office:value-type="float" office:value="0.3337">
                <text:p>0.3337</text:p>
              </table:table-cell>
              <table:table-cell office:value-type="float" office:value="0.3337">
                <text:p>0.3337</text:p>
              </table:table-cell>
              <table:table-cell office:value-type="float" office:value="0.3336">
                <text:p>0.3336</text:p>
              </table:table-cell>
              <table:table-cell office:value-type="float" office:value="0.3337">
                <text:p>0.3337</text:p>
              </table:table-cell>
              <table:table-cell office:value-type="float" office:value="0.3339">
                <text:p>0.3339</text:p>
              </table:table-cell>
              <table:table-cell office:value-type="float" office:value="0.3337">
                <text:p>0.3337</text:p>
              </table:table-cell>
              <table:table-cell office:value-type="float" office:value="0.3336">
                <text:p>0.3336</text:p>
              </table:table-cell>
              <table:table-cell office:value-type="float" office:value="0.3337">
                <text:p>0.3337</text:p>
              </table:table-cell>
              <table:table-cell office:value-type="float" office:value="0.3337">
                <text:p>0.3337</text:p>
              </table:table-cell>
              <table:table-cell office:value-type="float" office:value="0.3336">
                <text:p>0.3336</text:p>
              </table:table-cell>
              <table:table-cell office:value-type="float" office:value="0.3336">
                <text:p>0.3336</text:p>
              </table:table-cell>
              <table:table-cell office:value-type="float" office:value="0.3336">
                <text:p>0.3336</text:p>
              </table:table-cell>
              <table:table-cell office:value-type="float" office:value="0.3337">
                <text:p>0.3337</text:p>
              </table:table-cell>
              <table:table-cell office:value-type="float" office:value="0.3337">
                <text:p>0.3337</text:p>
              </table:table-cell>
              <table:table-cell office:value-type="float" office:value="0.3337">
                <text:p>0.3337</text:p>
              </table:table-cell>
              <table:table-cell office:value-type="float" office:value="0.3336">
                <text:p>0.3336</text:p>
              </table:table-cell>
              <table:table-cell office:value-type="float" office:value="0.3337">
                <text:p>0.3337</text:p>
              </table:table-cell>
              <table:table-cell office:value-type="float" office:value="0.3338">
                <text:p>0.3338</text:p>
              </table:table-cell>
              <table:table-cell office:value-type="float" office:value="0.3339">
                <text:p>0.3339</text:p>
              </table:table-cell>
              <table:table-cell office:value-type="float" office:value="0.3338">
                <text:p>0.3338</text:p>
              </table:table-cell>
              <table:table-cell office:value-type="float" office:value="0.3338">
                <text:p>0.3338</text:p>
              </table:table-cell>
              <table:table-cell office:value-type="float" office:value="0.3337">
                <text:p>0.3337</text:p>
              </table:table-cell>
              <table:table-cell office:value-type="float" office:value="0.3338">
                <text:p>0.3338</text:p>
              </table:table-cell>
              <table:table-cell office:value-type="float" office:value="0.3337">
                <text:p>0.3337</text:p>
              </table:table-cell>
              <table:table-cell office:value-type="float" office:value="0.3337">
                <text:p>0.3337</text:p>
              </table:table-cell>
              <table:table-cell office:value-type="float" office:value="0.3337">
                <text:p>0.3337</text:p>
              </table:table-cell>
              <table:table-cell office:value-type="float" office:value="0.3337">
                <text:p>0.3337</text:p>
              </table:table-cell>
              <table:table-cell office:value-type="float" office:value="0.3337">
                <text:p>0.3337</text:p>
              </table:table-cell>
              <table:table-cell office:value-type="float" office:value="0.3339">
                <text:p>0.3339</text:p>
              </table:table-cell>
              <table:table-cell office:value-type="float" office:value="0.3336">
                <text:p>0.3336</text:p>
              </table:table-cell>
              <table:table-cell office:value-type="float" office:value="0.3337">
                <text:p>0.3337</text:p>
              </table:table-cell>
              <table:table-cell office:value-type="float" office:value="0.3337">
                <text:p>0.33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